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9pt" fo:font-weight="bold" officeooo:rsid="00114727" officeooo:paragraph-rsid="0004eb5e" style:font-size-asian="19pt" style:font-weight-asian="bold" style:font-size-complex="1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14727" officeooo:paragraph-rsid="0004eb5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4727" officeooo:paragraph-rsid="0004eb5e" style:font-weight-asian="bold" style:font-weight-complex="bold"/>
    </style:style>
    <style:style style:name="P4" style:family="paragraph" style:parent-style-name="Standard">
      <style:text-properties style:font-name="Arial" fo:font-weight="bold" officeooo:rsid="00110857" officeooo:paragraph-rsid="0004eb5e" style:font-weight-asian="bold" style:font-weight-complex="bold"/>
    </style:style>
    <style:style style:name="P5" style:family="paragraph" style:parent-style-name="Standard">
      <style:text-properties style:font-name="Arial" fo:font-weight="bold" officeooo:rsid="0057aabb" officeooo:paragraph-rsid="0057aab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14727" officeooo:paragraph-rsid="0004eb5e" style:font-weight-asian="normal" style:font-weight-complex="normal"/>
    </style:style>
    <style:style style:name="P7" style:family="paragraph" style:parent-style-name="Standard">
      <style:text-properties style:font-name="Arial" officeooo:rsid="00110857" officeooo:paragraph-rsid="0004eb5e"/>
    </style:style>
    <style:style style:name="P8" style:family="paragraph" style:parent-style-name="Standard">
      <style:text-properties style:font-name="Arial" officeooo:rsid="00129e1b" officeooo:paragraph-rsid="0004eb5e"/>
    </style:style>
    <style:style style:name="P9" style:family="paragraph" style:parent-style-name="Standard">
      <style:text-properties style:font-name="Arial" officeooo:rsid="0014be9f" officeooo:paragraph-rsid="0004eb5e"/>
    </style:style>
    <style:style style:name="P10" style:family="paragraph" style:parent-style-name="Standard">
      <style:text-properties style:font-name="Arial" officeooo:rsid="0038d6fa" officeooo:paragraph-rsid="0004eb5e"/>
    </style:style>
    <style:style style:name="P11" style:family="paragraph" style:parent-style-name="Standard">
      <style:text-properties style:font-name="Arial" officeooo:rsid="0004eb5e" officeooo:paragraph-rsid="0004eb5e"/>
    </style:style>
    <style:style style:name="P12" style:family="paragraph" style:parent-style-name="Standard">
      <style:text-properties style:font-name="Arial" officeooo:rsid="000578ee" officeooo:paragraph-rsid="000578ee"/>
    </style:style>
    <style:style style:name="P13" style:family="paragraph" style:parent-style-name="Standard">
      <style:text-properties style:font-name="Arial" officeooo:rsid="000578ee" officeooo:paragraph-rsid="0017d15b"/>
    </style:style>
    <style:style style:name="P14" style:family="paragraph" style:parent-style-name="Standard">
      <style:text-properties style:font-name="Arial" officeooo:rsid="0005b810" officeooo:paragraph-rsid="0005b810"/>
    </style:style>
    <style:style style:name="P15" style:family="paragraph" style:parent-style-name="Standard">
      <style:text-properties style:font-name="Arial" officeooo:rsid="00070a06" officeooo:paragraph-rsid="00070a06"/>
    </style:style>
    <style:style style:name="P16" style:family="paragraph" style:parent-style-name="Standard">
      <style:text-properties style:font-name="Arial" officeooo:rsid="00070a06" officeooo:paragraph-rsid="001f8551"/>
    </style:style>
    <style:style style:name="P17" style:family="paragraph" style:parent-style-name="Standard">
      <style:text-properties style:font-name="Arial" officeooo:rsid="00080c0e" officeooo:paragraph-rsid="00080c0e"/>
    </style:style>
    <style:style style:name="P18" style:family="paragraph" style:parent-style-name="Standard">
      <style:text-properties style:font-name="Arial" officeooo:rsid="00080c0e" officeooo:paragraph-rsid="0023958b"/>
    </style:style>
    <style:style style:name="P19" style:family="paragraph" style:parent-style-name="Standard">
      <style:text-properties style:font-name="Arial" officeooo:rsid="00098846" officeooo:paragraph-rsid="00098846"/>
    </style:style>
    <style:style style:name="P20" style:family="paragraph" style:parent-style-name="Standard">
      <style:text-properties style:font-name="Arial" officeooo:rsid="000c01af" officeooo:paragraph-rsid="000c01af"/>
    </style:style>
    <style:style style:name="P21" style:family="paragraph" style:parent-style-name="Standard">
      <style:text-properties style:font-name="Arial" officeooo:rsid="000c01af" officeooo:paragraph-rsid="000d4260"/>
    </style:style>
    <style:style style:name="P22" style:family="paragraph" style:parent-style-name="Standard">
      <style:text-properties style:font-name="Arial" officeooo:rsid="000d4260" officeooo:paragraph-rsid="000d4260"/>
    </style:style>
    <style:style style:name="P23" style:family="paragraph" style:parent-style-name="Standard">
      <style:text-properties style:font-name="Arial" officeooo:rsid="000db76e" officeooo:paragraph-rsid="000db76e"/>
    </style:style>
    <style:style style:name="P24" style:family="paragraph" style:parent-style-name="Standard">
      <style:text-properties style:font-name="Arial" officeooo:rsid="000ef122" officeooo:paragraph-rsid="000ef122"/>
    </style:style>
    <style:style style:name="P25" style:family="paragraph" style:parent-style-name="Standard">
      <style:text-properties style:font-name="Arial" fo:font-size="10pt" officeooo:rsid="000578ee" officeooo:paragraph-rsid="000578ee" style:font-size-asian="10pt" style:font-size-complex="10pt"/>
    </style:style>
    <style:style style:name="P26" style:family="paragraph" style:parent-style-name="Standard">
      <style:text-properties style:font-name="Arial" fo:font-size="10pt" officeooo:rsid="000578ee" officeooo:paragraph-rsid="00103c11" style:font-size-asian="10pt" style:font-size-complex="10pt"/>
    </style:style>
    <style:style style:name="P27" style:family="paragraph" style:parent-style-name="Standard">
      <style:text-properties style:font-name="Arial" fo:font-size="10pt" officeooo:rsid="0059fcd2" officeooo:paragraph-rsid="0059fcd2" style:font-size-asian="10pt" style:font-size-complex="10pt"/>
    </style:style>
    <style:style style:name="P28" style:family="paragraph" style:parent-style-name="Standard">
      <style:text-properties style:font-name="Arial" officeooo:rsid="00134826" officeooo:paragraph-rsid="00134826"/>
    </style:style>
    <style:style style:name="P29" style:family="paragraph" style:parent-style-name="Standard">
      <style:text-properties style:font-name="Arial" officeooo:rsid="000abe0e" officeooo:paragraph-rsid="00098846"/>
    </style:style>
    <style:style style:name="P30" style:family="paragraph" style:parent-style-name="Standard">
      <style:text-properties style:font-name="Arial" officeooo:rsid="001a2a54" officeooo:paragraph-rsid="001a2a54"/>
    </style:style>
    <style:style style:name="P31" style:family="paragraph" style:parent-style-name="Standard">
      <style:text-properties style:font-name="Arial" officeooo:rsid="001bac49" officeooo:paragraph-rsid="000c01af"/>
    </style:style>
    <style:style style:name="P32" style:family="paragraph" style:parent-style-name="Standard">
      <style:text-properties style:font-name="Arial" officeooo:rsid="001bac49" officeooo:paragraph-rsid="001bac49"/>
    </style:style>
    <style:style style:name="P33" style:family="paragraph" style:parent-style-name="Standard">
      <style:text-properties style:font-name="Arial" officeooo:rsid="001d8d63" officeooo:paragraph-rsid="001d8d63"/>
    </style:style>
    <style:style style:name="P34" style:family="paragraph" style:parent-style-name="Standard">
      <style:text-properties style:font-name="Arial" officeooo:rsid="002c3656" officeooo:paragraph-rsid="002c3656"/>
    </style:style>
    <style:style style:name="P35" style:family="paragraph" style:parent-style-name="Standard">
      <style:text-properties style:font-name="Arial" officeooo:rsid="00320ce8" officeooo:paragraph-rsid="00320ce8"/>
    </style:style>
    <style:style style:name="P36" style:family="paragraph" style:parent-style-name="Standard">
      <style:text-properties style:font-name="Arial" officeooo:rsid="00339aa1" officeooo:paragraph-rsid="00339aa1"/>
    </style:style>
    <style:style style:name="P37" style:family="paragraph" style:parent-style-name="Standard">
      <style:text-properties style:font-name="Arial" officeooo:rsid="003404ce" officeooo:paragraph-rsid="003404ce"/>
    </style:style>
    <style:style style:name="P38" style:family="paragraph" style:parent-style-name="Standard">
      <style:text-properties style:font-name="Arial" officeooo:rsid="0034888b" officeooo:paragraph-rsid="0034888b"/>
    </style:style>
    <style:style style:name="P39" style:family="paragraph" style:parent-style-name="Standard">
      <style:text-properties style:font-name="Arial" officeooo:rsid="0034b8da" officeooo:paragraph-rsid="0034b8da"/>
    </style:style>
    <style:style style:name="P40" style:family="paragraph" style:parent-style-name="Standard">
      <style:text-properties style:font-name="Arial" officeooo:rsid="00189cf8" officeooo:paragraph-rsid="00098846"/>
    </style:style>
    <style:style style:name="P41" style:family="paragraph" style:parent-style-name="Standard">
      <style:text-properties style:font-name="Arial" officeooo:rsid="00376a52" officeooo:paragraph-rsid="00376a52"/>
    </style:style>
    <style:style style:name="P42" style:family="paragraph" style:parent-style-name="Standard">
      <style:text-properties style:font-name="Arial" officeooo:rsid="00382ec6" officeooo:paragraph-rsid="00382ec6"/>
    </style:style>
    <style:style style:name="P43" style:family="paragraph" style:parent-style-name="Standard">
      <style:text-properties style:font-name="Arial" officeooo:rsid="00386de5" officeooo:paragraph-rsid="00386de5"/>
    </style:style>
    <style:style style:name="P44" style:family="paragraph" style:parent-style-name="Standard">
      <style:text-properties style:font-name="Arial" officeooo:rsid="003948dd" officeooo:paragraph-rsid="003948dd"/>
    </style:style>
    <style:style style:name="P45" style:family="paragraph" style:parent-style-name="Standard">
      <style:text-properties style:font-name="Arial" officeooo:rsid="0039aab2" officeooo:paragraph-rsid="0039aab2"/>
    </style:style>
    <style:style style:name="P46" style:family="paragraph" style:parent-style-name="Standard">
      <style:text-properties style:font-name="Arial" officeooo:rsid="003b740d" officeooo:paragraph-rsid="003b740d"/>
    </style:style>
    <style:style style:name="P47" style:family="paragraph" style:parent-style-name="Standard">
      <style:text-properties style:font-name="Arial" officeooo:rsid="003b740d" officeooo:paragraph-rsid="003c8223"/>
    </style:style>
    <style:style style:name="P48" style:family="paragraph" style:parent-style-name="Standard">
      <style:text-properties style:font-name="Arial" officeooo:rsid="003c8223" officeooo:paragraph-rsid="003c8223"/>
    </style:style>
    <style:style style:name="P49" style:family="paragraph" style:parent-style-name="Standard">
      <style:text-properties style:font-name="Arial" officeooo:rsid="003e4ec4" officeooo:paragraph-rsid="003e4ec4"/>
    </style:style>
    <style:style style:name="P50" style:family="paragraph" style:parent-style-name="Standard">
      <style:text-properties style:font-name="Arial" officeooo:rsid="003f54aa" officeooo:paragraph-rsid="003f54aa"/>
    </style:style>
    <style:style style:name="P51" style:family="paragraph" style:parent-style-name="Standard">
      <style:text-properties style:font-name="Arial" officeooo:rsid="00408f48" officeooo:paragraph-rsid="00408f48"/>
    </style:style>
    <style:style style:name="P52" style:family="paragraph" style:parent-style-name="Standard">
      <style:text-properties style:font-name="Arial" officeooo:rsid="00445f65" officeooo:paragraph-rsid="00445f65"/>
    </style:style>
    <style:style style:name="P53" style:family="paragraph" style:parent-style-name="Standard">
      <style:text-properties style:font-name="Arial" officeooo:rsid="0046094e" officeooo:paragraph-rsid="0046094e"/>
    </style:style>
    <style:style style:name="P54" style:family="paragraph" style:parent-style-name="Standard">
      <style:text-properties style:font-name="Arial" officeooo:rsid="004911f4" officeooo:paragraph-rsid="004911f4"/>
    </style:style>
    <style:style style:name="P55" style:family="paragraph" style:parent-style-name="Standard">
      <style:text-properties style:font-name="Arial" officeooo:rsid="004bac2d" officeooo:paragraph-rsid="004bac2d"/>
    </style:style>
    <style:style style:name="P56" style:family="paragraph" style:parent-style-name="Standard">
      <style:text-properties style:font-name="Arial" officeooo:rsid="004bc7c0" officeooo:paragraph-rsid="004bc7c0"/>
    </style:style>
    <style:style style:name="P57" style:family="paragraph" style:parent-style-name="Standard">
      <style:text-properties style:font-name="Arial" officeooo:rsid="004cd994" officeooo:paragraph-rsid="004cd994"/>
    </style:style>
    <style:style style:name="P58" style:family="paragraph" style:parent-style-name="Standard">
      <style:text-properties style:font-name="Arial" officeooo:rsid="00504bdc" officeooo:paragraph-rsid="00504bdc"/>
    </style:style>
    <style:style style:name="P59" style:family="paragraph" style:parent-style-name="Standard">
      <style:text-properties style:font-name="Arial" officeooo:rsid="005186b0" officeooo:paragraph-rsid="005186b0"/>
    </style:style>
    <style:style style:name="P60" style:family="paragraph" style:parent-style-name="Standard">
      <style:text-properties style:font-name="Arial" officeooo:rsid="005186b0" officeooo:paragraph-rsid="00536289"/>
    </style:style>
    <style:style style:name="P61" style:family="paragraph" style:parent-style-name="Standard">
      <style:text-properties style:font-name="Arial" officeooo:rsid="00536289" officeooo:paragraph-rsid="00536289"/>
    </style:style>
    <style:style style:name="P62" style:family="paragraph" style:parent-style-name="Standard">
      <style:text-properties style:font-name="Arial" officeooo:rsid="005391eb" officeooo:paragraph-rsid="005391eb"/>
    </style:style>
    <style:style style:name="P63" style:family="paragraph" style:parent-style-name="Standard">
      <style:text-properties style:font-name="Arial" officeooo:rsid="0054e5b1" officeooo:paragraph-rsid="0054e5b1"/>
    </style:style>
    <style:style style:name="P64" style:family="paragraph" style:parent-style-name="Standard">
      <style:text-properties style:font-name="Arial" officeooo:rsid="0056bd1e" officeooo:paragraph-rsid="0056bd1e"/>
    </style:style>
    <style:style style:name="P65" style:family="paragraph" style:parent-style-name="Standard">
      <style:text-properties style:font-name="Arial" officeooo:rsid="0057aabb" officeooo:paragraph-rsid="0057aabb"/>
    </style:style>
    <style:style style:name="P66" style:family="paragraph" style:parent-style-name="Standard">
      <style:text-properties style:font-name="Arial" officeooo:rsid="002ac6ad" officeooo:paragraph-rsid="002ac6ad"/>
    </style:style>
    <style:style style:name="P67" style:family="paragraph" style:parent-style-name="Standard">
      <style:text-properties style:font-name="Arial" officeooo:rsid="0058e6fb" officeooo:paragraph-rsid="0058e6fb"/>
    </style:style>
    <style:style style:name="P68" style:family="paragraph" style:parent-style-name="Standard">
      <style:text-properties style:font-name="Arial" officeooo:rsid="005a5e34" officeooo:paragraph-rsid="005a5e34"/>
    </style:style>
    <style:style style:name="P69" style:family="paragraph" style:parent-style-name="Standard">
      <style:text-properties officeooo:paragraph-rsid="00189cf8"/>
    </style:style>
    <style:style style:name="P70" style:family="paragraph" style:parent-style-name="Standard">
      <style:text-properties style:font-name="DejaVu Sans Mono" fo:font-size="10pt" officeooo:rsid="00134826" officeooo:paragraph-rsid="00134826" style:font-size-asian="10pt" style:font-size-complex="10pt"/>
    </style:style>
    <style:style style:name="P71" style:family="paragraph" style:parent-style-name="Standard">
      <style:text-properties style:font-name="DejaVu Sans Mono" fo:font-size="10pt" officeooo:rsid="004bac2d" officeooo:paragraph-rsid="004bac2d" style:font-size-asian="10pt" style:font-size-complex="10pt"/>
    </style:style>
    <style:style style:name="P72" style:family="paragraph" style:parent-style-name="Standard">
      <style:text-properties style:text-position="0% 100%" style:font-name="Arial" officeooo:rsid="00382ec6" officeooo:paragraph-rsid="00382ec6"/>
    </style:style>
    <style:style style:name="P73" style:family="paragraph" style:parent-style-name="Standard">
      <style:text-properties style:text-position="0% 100%" style:font-name="Arial" officeooo:rsid="00386de5" officeooo:paragraph-rsid="00382ec6"/>
    </style:style>
    <style:style style:name="P74" style:family="paragraph" style:parent-style-name="Standard">
      <style:text-properties style:text-position="0% 100%" style:font-name="Arial" officeooo:rsid="00386de5" officeooo:paragraph-rsid="00386de5"/>
    </style:style>
    <style:style style:name="P75" style:family="paragraph" style:parent-style-name="Standard">
      <style:paragraph-properties fo:break-before="page"/>
      <style:text-properties style:font-name="Arial" fo:font-weight="bold" officeooo:rsid="0005b810" officeooo:paragraph-rsid="0005b810" style:font-weight-asian="bold" style:font-weight-complex="bold"/>
    </style:style>
    <style:style style:name="P76" style:family="paragraph" style:parent-style-name="Standard">
      <style:paragraph-properties fo:break-before="page"/>
      <style:text-properties style:font-name="Arial" fo:font-weight="bold" officeooo:rsid="00098846" officeooo:paragraph-rsid="00098846" style:font-weight-asian="bold" style:font-weight-complex="bold"/>
    </style:style>
    <style:style style:name="P77" style:family="paragraph" style:parent-style-name="Standard">
      <style:paragraph-properties fo:break-before="page"/>
      <style:text-properties style:font-name="Arial" fo:font-weight="bold" officeooo:rsid="000d4260" officeooo:paragraph-rsid="000d4260" style:font-weight-asian="bold" style:font-weight-complex="bold"/>
    </style:style>
    <style:style style:name="P78" style:family="paragraph" style:parent-style-name="Standard">
      <style:paragraph-properties fo:break-before="page"/>
      <style:text-properties style:font-name="Arial" fo:font-weight="bold" officeooo:rsid="000c01af" officeooo:paragraph-rsid="000c01af" style:font-weight-asian="bold" style:font-weight-complex="bold"/>
    </style:style>
    <style:style style:name="P79" style:family="paragraph" style:parent-style-name="Standard">
      <style:paragraph-properties fo:break-before="page"/>
      <style:text-properties style:font-name="Arial" fo:font-weight="bold" officeooo:rsid="00103c11" officeooo:paragraph-rsid="00103c11" style:font-weight-asian="bold" style:font-weight-complex="bold"/>
    </style:style>
    <style:style style:name="P80" style:family="paragraph" style:parent-style-name="Standard">
      <style:paragraph-properties fo:break-before="page"/>
      <style:text-properties style:font-name="Arial" officeooo:rsid="000578ee" officeooo:paragraph-rsid="000578ee"/>
    </style:style>
    <style:style style:name="P81" style:family="paragraph" style:parent-style-name="Standard">
      <style:paragraph-properties fo:break-before="page"/>
      <style:text-properties style:font-name="Arial" officeooo:rsid="000578ee" officeooo:paragraph-rsid="001d8d63"/>
    </style:style>
    <style:style style:name="P82" style:family="paragraph" style:parent-style-name="Standard">
      <style:paragraph-properties fo:break-before="page"/>
      <style:text-properties style:font-name="Arial" officeooo:rsid="0005b810" officeooo:paragraph-rsid="0005b810"/>
    </style:style>
    <style:style style:name="P83" style:family="paragraph" style:parent-style-name="Standard">
      <style:paragraph-properties fo:break-before="page"/>
      <style:text-properties style:font-name="Arial" officeooo:rsid="000c01af" officeooo:paragraph-rsid="000d4260"/>
    </style:style>
    <style:style style:name="P84" style:family="paragraph" style:parent-style-name="Standard">
      <style:paragraph-properties fo:break-before="page"/>
      <style:text-properties style:font-name="Arial" officeooo:rsid="000c01af" officeooo:paragraph-rsid="000c01af"/>
    </style:style>
    <style:style style:name="P85" style:family="paragraph" style:parent-style-name="Standard">
      <style:paragraph-properties fo:break-before="page"/>
      <style:text-properties style:font-name="Arial" officeooo:rsid="00134826" officeooo:paragraph-rsid="00134826"/>
    </style:style>
    <style:style style:name="P86" style:family="paragraph" style:parent-style-name="Standard">
      <style:paragraph-properties fo:break-before="page"/>
      <style:text-properties style:font-name="Arial" officeooo:rsid="00080c0e" officeooo:paragraph-rsid="00080c0e"/>
    </style:style>
    <style:style style:name="P87" style:family="paragraph">
      <style:paragraph-properties fo:text-align="center" style:writing-mode="lr-tb"/>
    </style:style>
    <style:style style:name="P88" style:family="paragraph">
      <loext:graphic-properties draw:fill="solid" draw:fill-color="#ffffff"/>
      <style:paragraph-properties fo:text-align="center" style:writing-mode="lr-tb"/>
    </style:style>
    <style:style style:name="P89" style:family="paragraph">
      <loext:graphic-properties draw:fill="none"/>
      <style:paragraph-properties fo:text-align="center"/>
    </style:style>
    <style:style style:name="P90" style:family="paragraph">
      <loext:graphic-properties draw:opacity="0%"/>
    </style:style>
    <style:style style:name="P91" style:family="paragraph">
      <loext:graphic-properties draw:fill="solid" draw:fill-color="#000000"/>
    </style:style>
    <style:style style:name="T1" style:family="text">
      <style:text-properties officeooo:rsid="00183ccf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4eb5e" fo:background-color="#ffffff" loext:char-shading-value="0"/>
    </style:style>
    <style:style style:name="T4" style:family="text">
      <style:text-properties officeooo:rsid="002d8da7" fo:background-color="#ffffff" loext:char-shading-value="0"/>
    </style:style>
    <style:style style:name="T5" style:family="text">
      <style:text-properties officeooo:rsid="0025f1ac" fo:background-color="#ffffff" loext:char-shading-value="0"/>
    </style:style>
    <style:style style:name="T6" style:family="text">
      <style:text-properties officeooo:rsid="00167545" fo:background-color="#ffffff" loext:char-shading-value="0"/>
    </style:style>
    <style:style style:name="T7" style:family="text">
      <style:text-properties officeooo:rsid="00135c1d"/>
    </style:style>
    <style:style style:name="T8" style:family="text">
      <style:text-properties officeooo:rsid="0004eb5e"/>
    </style:style>
    <style:style style:name="T9" style:family="text">
      <style:text-properties officeooo:rsid="0005b810"/>
    </style:style>
    <style:style style:name="T10" style:family="text">
      <style:text-properties officeooo:rsid="000d4260"/>
    </style:style>
    <style:style style:name="T11" style:family="text">
      <style:text-properties officeooo:rsid="000d537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ef122"/>
    </style:style>
    <style:style style:name="T14" style:family="text">
      <style:text-properties officeooo:rsid="00103c11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2fbfa" style:font-size-asian="10pt" style:font-size-complex="10pt"/>
    </style:style>
    <style:style style:name="T17" style:family="text">
      <style:text-properties fo:font-size="10pt" officeooo:rsid="0027e489" style:font-size-asian="10pt" style:font-size-complex="10pt"/>
    </style:style>
    <style:style style:name="T18" style:family="text">
      <style:text-properties officeooo:rsid="00134826"/>
    </style:style>
    <style:style style:name="T19" style:family="text">
      <style:text-properties officeooo:rsid="00167545"/>
    </style:style>
    <style:style style:name="T20" style:family="text">
      <style:text-properties officeooo:rsid="0017d15b"/>
    </style:style>
    <style:style style:name="T21" style:family="text">
      <style:text-properties officeooo:rsid="001a2a54"/>
    </style:style>
    <style:style style:name="T22" style:family="text">
      <style:text-properties officeooo:rsid="001bac49"/>
    </style:style>
    <style:style style:name="T23" style:family="text">
      <style:text-properties officeooo:rsid="001d8d63"/>
    </style:style>
    <style:style style:name="T24" style:family="text">
      <style:text-properties officeooo:rsid="001f8551"/>
    </style:style>
    <style:style style:name="T25" style:family="text">
      <style:text-properties officeooo:rsid="0021354d"/>
    </style:style>
    <style:style style:name="T26" style:family="text">
      <style:text-properties officeooo:rsid="0022fbfa"/>
    </style:style>
    <style:style style:name="T27" style:family="text">
      <style:text-properties officeooo:rsid="0023958b"/>
    </style:style>
    <style:style style:name="T28" style:family="text">
      <style:text-properties officeooo:rsid="0026863e"/>
    </style:style>
    <style:style style:name="T29" style:family="text">
      <style:text-properties style:font-name="Arial" officeooo:rsid="000ef122"/>
    </style:style>
    <style:style style:name="T30" style:family="text">
      <style:text-properties style:font-name="Arial" officeooo:rsid="0026863e"/>
    </style:style>
    <style:style style:name="T31" style:family="text">
      <style:text-properties style:font-name="Arial" officeooo:rsid="0030c812"/>
    </style:style>
    <style:style style:name="T32" style:family="text">
      <style:text-properties officeooo:rsid="002787e5"/>
    </style:style>
    <style:style style:name="T33" style:family="text">
      <style:text-properties officeooo:rsid="0027e489"/>
    </style:style>
    <style:style style:name="T34" style:family="text">
      <style:text-properties officeooo:rsid="00070a06"/>
    </style:style>
    <style:style style:name="T35" style:family="text">
      <style:text-properties officeooo:rsid="00284f08"/>
    </style:style>
    <style:style style:name="T36" style:family="text">
      <style:text-properties officeooo:rsid="0029b7e3"/>
    </style:style>
    <style:style style:name="T37" style:family="text">
      <style:text-properties officeooo:rsid="002ac6ad"/>
    </style:style>
    <style:style style:name="T38" style:family="text">
      <style:text-properties officeooo:rsid="002d8da7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36afd8" fo:background-color="#ffff00" loext:char-shading-value="0"/>
    </style:style>
    <style:style style:name="T41" style:family="text">
      <style:text-properties officeooo:rsid="003c8223" fo:background-color="#ffff00" loext:char-shading-value="0"/>
    </style:style>
    <style:style style:name="T42" style:family="text">
      <style:text-properties style:text-position="super 58%"/>
    </style:style>
    <style:style style:name="T43" style:family="text">
      <style:text-properties style:text-position="super 58%" fo:background-color="#ffff00" loext:char-shading-value="0"/>
    </style:style>
    <style:style style:name="T44" style:family="text">
      <style:text-properties style:text-position="super 58%" officeooo:rsid="003f54aa"/>
    </style:style>
    <style:style style:name="T45" style:family="text">
      <style:text-properties officeooo:rsid="003404ce"/>
    </style:style>
    <style:style style:name="T46" style:family="text">
      <style:text-properties officeooo:rsid="0034888b"/>
    </style:style>
    <style:style style:name="T47" style:family="text">
      <style:text-properties officeooo:rsid="0034b8da"/>
    </style:style>
    <style:style style:name="T48" style:family="text">
      <style:text-properties officeooo:rsid="00376a52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0376a52"/>
    </style:style>
    <style:style style:name="T51" style:family="text">
      <style:text-properties style:text-position="0% 100%" officeooo:rsid="00386de5"/>
    </style:style>
    <style:style style:name="T52" style:family="text">
      <style:text-properties style:text-position="0% 100%" fo:background-color="#ffff00" loext:char-shading-value="0"/>
    </style:style>
    <style:style style:name="T53" style:family="text">
      <style:text-properties officeooo:rsid="003948dd"/>
    </style:style>
    <style:style style:name="T54" style:family="text">
      <style:text-properties officeooo:rsid="003c8223"/>
    </style:style>
    <style:style style:name="T55" style:family="text">
      <style:text-properties officeooo:rsid="003f54aa"/>
    </style:style>
    <style:style style:name="T56" style:family="text">
      <style:text-properties officeooo:rsid="00419444"/>
    </style:style>
    <style:style style:name="T57" style:family="text">
      <style:text-properties officeooo:rsid="0046094e"/>
    </style:style>
    <style:style style:name="T58" style:family="text">
      <style:text-properties officeooo:rsid="0047574a"/>
    </style:style>
    <style:style style:name="T59" style:family="text">
      <style:text-properties officeooo:rsid="004bac2d"/>
    </style:style>
    <style:style style:name="T60" style:family="text">
      <style:text-properties fo:background-color="#ffa6a6" loext:char-shading-value="0"/>
    </style:style>
    <style:style style:name="T61" style:family="text">
      <style:text-properties officeooo:rsid="004e11e5"/>
    </style:style>
    <style:style style:name="T62" style:family="text">
      <style:text-properties officeooo:rsid="00504bdc"/>
    </style:style>
    <style:style style:name="T63" style:family="text">
      <style:text-properties officeooo:rsid="005186b0"/>
    </style:style>
    <style:style style:name="T64" style:family="text">
      <style:text-properties fo:font-weight="normal" officeooo:rsid="005186b0" style:font-weight-asian="normal" style:font-weight-complex="normal"/>
    </style:style>
    <style:style style:name="T65" style:family="text">
      <style:text-properties officeooo:rsid="00536289"/>
    </style:style>
    <style:style style:name="T66" style:family="text">
      <style:text-properties officeooo:rsid="0056bd1e"/>
    </style:style>
    <style:style style:name="T67" style:family="text">
      <style:text-properties officeooo:rsid="0057aabb"/>
    </style:style>
    <style:style style:name="T68" style:family="text">
      <style:text-properties officeooo:rsid="0058e6fb"/>
    </style:style>
    <style:style style:name="T69" style:family="text">
      <style:text-properties fo:color="#000000" fo:font-weight="normal" fo:background-color="#ffffff" loext:char-shading-value="0" style:font-weight-asian="normal" style:font-weight-complex="normal"/>
    </style:style>
    <style:style style:name="T70" style:family="text">
      <style:text-properties fo:color="#000000" fo:font-weight="normal" officeooo:rsid="0012def0" fo:background-color="#ffffff" loext:char-shading-value="0" style:font-weight-asian="normal" style:font-weight-complex="normal"/>
    </style:style>
    <style:style style:name="T71" style:family="text">
      <style:text-properties officeooo:rsid="005da4b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ffffff" draw:fill="solid" draw:fill-color="#ffffff" draw:textarea-horizontal-align="justify" draw:textarea-vertical-align="middle" draw:auto-grow-height="false" fo:min-height="0.953cm" fo:min-width="4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1cm" svg:stroke-color="#000000" draw:marker-start-width="0.406cm" draw:marker-end-width="0.406cm" draw:fill="none" draw:textarea-vertical-align="middle" draw:auto-grow-height="false" fo:min-height="6.899cm" fo:min-width="0.3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opacity="0%" draw:textarea-horizontal-align="justify" draw:textarea-vertical-align="middle" draw:auto-grow-height="false" fo:min-height="1.852cm" fo:min-width="6.95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138cm" fo:min-width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solid" draw:fill-color="#000000" draw:textarea-horizontal-align="justify" draw:textarea-vertical-align="middle" draw:auto-grow-height="false" fo:min-height="0.187cm" fo:min-width="1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000000" draw:marker-start-width="0.42cm" draw:marker-end-width="0.42cm" draw:fill="none" draw:textarea-vertical-align="middle" draw:auto-grow-height="false" fo:min-height="5.369cm" fo:min-width="0.35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<text:span text:style-name="T8">2</text:span> <text:span text:style-name="T8">Spring</text:span> CPSC 240-<text:span text:style-name="T19">9 </text:span><text:span text:style-name="T40">Answers</text:span></text:p>
      <text:p text:style-name="P2">Midterm Concepts Test</text:p>
      <text:p text:style-name="P3"><text:span text:style-name="T8">March</text:span> <text:span text:style-name="T8">2</text:span><text:span text:style-name="T19">4</text:span>, 202<text:span text:style-name="T8">2</text:span> <text:s/><text:span text:style-name="T8">1</text:span><text:span text:style-name="T19">1</text:span>:<text:span text:style-name="T19">3</text:span><text:span text:style-name="T2">0</text:span><text:span text:style-name="T3">a</text:span><text:span text:style-name="T2">m-</text:span><text:span text:style-name="T5">3</text:span><text:span text:style-name="T2">:</text:span><text:span text:style-name="T4">0</text:span><text:span text:style-name="T2">0</text:span><text:span text:style-name="T6">p</text:span><text:span text:style-name="T2">m</text:span></text:p>
      <text:p text:style-name="P6"/>
      <text:p text:style-name="P6"/>
      <text:p text:style-name="P6"/>
      <text:p text:style-name="P4">Read me</text:p>
      <text:p text:style-name="P7"/>
      <text:p text:style-name="P7">Place your answers in the space following each question.</text:p>
      <text:p text:style-name="P7"/>
      <text:p text:style-name="P7">Place your name in the test on the last page.</text:p>
      <text:p text:style-name="P7"/>
      <text:p text:style-name="P7">Near <text:span text:style-name="T38">2</text:span><text:span text:style-name="T1">:</text:span><text:span text:style-name="T8">50</text:span><text:span text:style-name="T38">p</text:span>m begin to save your test document in either odt, or doc, or docx format.</text:p>
      <text:p text:style-name="P7"/>
      <text:p text:style-name="P11">This is very important: do not save anything in pdf format.</text:p>
      <text:p text:style-name="P7"/>
      <text:p text:style-name="P7"><text:span text:style-name="T2">Before </text:span><text:span text:style-name="T4">2</text:span><text:span text:style-name="T2">:</text:span><text:span text:style-name="T3">5</text:span><text:span text:style-name="T2">9pm send</text:span> your document as an attachment to me: <text:s/>holliday@fullerton.edu</text:p>
      <text:p text:style-name="P7"/>
      <text:p text:style-name="P7">If you encounter a question where you feel that you m<text:span text:style-name="T2">ust guess an answer then place the word “Blank” in the space for the answer and you will receive 20% of the credit for that question.</text:span></text:p>
      <text:p text:style-name="P7"/>
      <text:p text:style-name="P8">If the answer space is empty then the points for that question are zero.</text:p>
      <text:p text:style-name="P7"/>
      <text:p text:style-name="P8">You may use any word processing tool at your disposal provided it can save files in one of the three accepted formats.</text:p>
      <text:p text:style-name="P8"/>
      <text:p text:style-name="P8">If your computer has no word processor program then <text:span text:style-name="T8">use</text:span> Google Docs, which saves files in every format ever created on this planet.</text:p>
      <text:p text:style-name="P8"/>
      <text:p text:style-name="P8">The total point value of this test is 100 points, which is one-<text:span text:style-name="T8">fourth</text:span> of your course grade.</text:p>
      <text:p text:style-name="P8"/>
      <text:p text:style-name="P8">Every effort has been made to create unambiguous question<text:span text:style-name="T7">s</text:span>. <text:s/><text:span text:style-name="T7">If a question is truly ambiguous send me ordinary email to ask for clarification. <text:s/>I will be at computer during the test period </text:span><text:span text:style-name="T8">monitoring incoming email.</text:span></text:p>
      <text:p text:style-name="P8"/>
      <text:p text:style-name="P9">This is an open note test.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48">Caveat: <text:s/>This document contains graphic drawings. <text:s/>If your word processor is unable to display open source art then view this document in Google docs.</text:p>
      <text:p text:style-name="P75">Integers</text:p>
      <text:p text:style-name="P12"/>
      <text:p text:style-name="P13">1. <text:s/>Convert this signed integer <text:span text:style-name="T20">0xE38B 490A <text:s/>25C1 7D20</text:span> to its negative. <text:s/>Show sufficient work to convince the grader that you really know what you’re doing.</text:p>
      <text:p text:style-name="P12"/>
      <text:p text:style-name="P68">Answer: <text:s/>First establish the complements in base 16.</text:p>
      <text:p text:style-name="P68">0&lt;=&gt;F</text:p>
      <text:p text:style-name="P68">1&lt;=&gt;E</text:p>
      <text:p text:style-name="P68">2&lt;=&gt;D</text:p>
      <text:p text:style-name="P68">3&lt;=&gt;C</text:p>
      <text:p text:style-name="P68">4&lt;=&gt;B</text:p>
      <text:p text:style-name="P68">5&lt;=&gt;A</text:p>
      <text:p text:style-name="P68">6&lt;=&gt;9</text:p>
      <text:p text:style-name="P68">7&lt;=&gt;8</text:p>
      <text:p text:style-name="P24"/>
      <text:p text:style-name="P68">Next, exchange each digit for its complement: <text:s/>0x1C74 <text:s/>B6F5 <text:s/>DA3E <text:s/>82DF</text:p>
      <text:p text:style-name="P24"/>
      <text:p text:style-name="P68">Then add 1 to get the final answer: <text:s/><text:span text:style-name="T39">0x1C74 <text:s/>B6F5 <text:s/>DA3E <text:s/>82E0</text:span></text:p>
      <text:p text:style-name="P24"/>
      <text:p text:style-name="P24"/>
      <text:p text:style-name="P24"/>
      <text:p text:style-name="P24"/>
      <text:p text:style-name="P12"/>
      <text:p text:style-name="P19">2. <text:s/>In a computer using only 32-bit general registers what is the <text:span text:style-name="T20">smallest</text:span> signed integer. <text:s/>Give the answer first in hex and then in decimal.</text:p>
      <text:p text:style-name="P19"/>
      <text:p text:style-name="P35">Answer: <text:s/>It is <text:s/><text:span text:style-name="T39">0x8000 0000</text:span> <text:s text:c="3"/>= <text:s text:c="3"/><text:span text:style-name="T39">2</text:span><text:span text:style-name="T43">31</text:span><text:span text:style-name="T39">-1</text:span></text:p>
      <text:p text:style-name="P19"/>
      <text:p text:style-name="P19"/>
      <text:p text:style-name="P19"/>
      <text:p text:style-name="P19"/>
      <text:p text:style-name="P19"/>
      <text:p text:style-name="P76">Tool chain</text:p>
      <text:p text:style-name="P19"/>
      <text:p text:style-name="P19"><text:span text:style-name="T13">3. <text:s/></text:span>What is the significance of the “-<text:span text:style-name="T20">Wall</text:span>” parameter <text:span text:style-name="T20">in</text:span> a C++ compilation instruction?</text:p>
      <text:p text:style-name="P19"/>
      <text:p text:style-name="P35">Answer: <text:s/><text:span text:style-name="T39">That parameter asks that all warning</text:span><text:span text:style-name="T40">s</text:span><text:span text:style-name="T39"> be displayed at compile-time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9"><text:span text:style-name="T29">4. <text:s/></text:span><text:span text:style-name="T30">In the heap what kind of data are stored closes</text:span><text:span text:style-name="T31">t</text:span><text:span text:style-name="T30"> to the OS?</text:span></text:p>
      <text:p text:style-name="P19"/>
      <text:p text:style-name="P35">Answer: <text:s/><text:span text:style-name="T39">Closest to the operating system is the executable code of a currently executing program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/>
      <text:p text:style-name="P19"/>
      <text:p text:style-name="P40">5. <text:s/>Suppose that in a future computer science class you work on a project that includes a new lossless video format. <text:s/>As part of the project you create a very fast implementation of the video compression algorithm using your favorite programming language. <text:s/>Suppose you feel the desire to share the compression function with everyone in the world. <text:s/>What license should you apply to that function before posting it?</text:p>
      <text:p text:style-name="P19"/>
      <text:p text:style-name="P35">Answer: <text:s text:c="2"/><text:span text:style-name="T39">L</text:span>GPL3.0</text:p>
      <text:p text:style-name="P35"/>
      <text:p text:style-name="P35"/>
      <text:p text:style-name="P35">The answer must show an ‘L’ on the left side of the name.</text:p>
      <text:p text:style-name="P78">Computer culture</text:p>
      <text:p text:style-name="P20"/>
      <text:p text:style-name="P20"><text:span text:style-name="T13">6. <text:s/></text:span><text:span text:style-name="T21">Who is the world’s leading promoter of FOSS?</text:span></text:p>
      <text:p text:style-name="P20"/>
      <text:p text:style-name="P35">Answer:<text:tab/>Richard Stalman</text:p>
      <text:p text:style-name="P20"/>
      <text:p text:style-name="P36">No one comes close to accomplishing what he has done in the world of FOSS. <text:s/>He is a real king.</text:p>
      <text:p text:style-name="P30"/>
      <text:p text:style-name="P30"/>
      <text:p text:style-name="P30"/>
      <text:p text:style-name="P30"/>
      <text:p text:style-name="P30"/>
      <text:p text:style-name="P30"/>
      <text:p text:style-name="P20"/>
      <text:p text:style-name="P20"><text:span text:style-name="T13">7. <text:s/></text:span><text:span text:style-name="T21">What are the </text:span><text:span text:style-name="T22">rights conveyed to users of licensed FOSS software?</text:span></text:p>
      <text:p text:style-name="P20"/>
      <text:p text:style-name="P36">Answer</text:p>
      <text:p text:style-name="P36">a. <text:s/>The user of the software have a right to possess the source code files</text:p>
      <text:p text:style-name="P36">b. <text:s/>The user has a right to install the software on multiple platforms</text:p>
      <text:p text:style-name="P36">c. <text:s/>The user has a right to modify the original program.</text:p>
      <text:p text:style-name="P36">d. <text:s/>The user has a right to <text:span text:style-name="T45">distribute copies of the original program or the modified program by any means available</text:span></text:p>
      <text:p text:style-name="P20"/>
      <text:p text:style-name="P20">//<text:span text:style-name="T45">Footnote: <text:s/>The use of a FOSS license imposes a few responsibilities on the user, but that’s a lecture for another day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3">8. <text:s/></text:span><text:span text:style-name="T21">How did Babbage’s computer manage to subtract one integer from another?</text:span></text:p>
      <text:p text:style-name="P20"/>
      <text:p text:style-name="P37">Answer: <text:s/>Suppose A and B are two integers <text:span text:style-name="T46">written in tens complement. <text:s/>Suppose Babbage wants to subtract A-B. <text:s/></text:span>First Babbage manually applied the ten’s complement algorithm <text:span text:style-name="T46">to convert B into -B. <text:s/>Then he added <text:s/>A + (-B) to effectively obtain <text:s/>A-B.</text:span></text:p>
      <text:p text:style-name="P20"/>
      <text:p text:style-name="P20"/>
      <text:p text:style-name="P20"/>
      <text:p text:style-name="P20"/>
      <text:p text:style-name="P20"><text:span text:style-name="T13">9. <text:s/></text:span><text:span text:style-name="T21">What did Ms Ada do to get into the history books?</text:span></text:p>
      <text:p text:style-name="P20"/>
      <text:p text:style-name="P38">Answer: <text:s/>She wrote programs for the Analytical Engine, thus becoming the World’s first programmer.</text:p>
      <text:p text:style-name="P20"/>
      <text:p text:style-name="P20"/>
      <text:p text:style-name="P84"><text:span text:style-name="T13">10. <text:s/></text:span>What properties <text:span text:style-name="T28">must</text:span> a computer have <text:s/>to qualify as a Von Neuman computer?</text:p>
      <text:p text:style-name="P20"/>
      <text:p text:style-name="P38">Answer:</text:p>
      <text:p text:style-name="P38"/>
      <text:p text:style-name="P38">The defining characteristics of a Von Neuman computer are these five:</text:p>
      <text:p text:style-name="P38">a. <text:s/>There must be a central processor which manages all the other parts</text:p>
      <text:p text:style-name="P38">b. <text:s/>There is <text:span text:style-name="T47">primary</text:span> storage for data</text:p>
      <text:p text:style-name="P38">c. <text:s/>There is <text:span text:style-name="T47">secondary</text:span> storage for data</text:p>
      <text:p text:style-name="P38">d. <text:s/><text:span text:style-name="T47">There is a set of I/O devices</text:span></text:p>
      <text:p text:style-name="P39">e. <text:s/>There are some connecting “wires” that assist the previous components to communicate with each other.</text:p>
      <text:p text:style-name="P20"/>
      <text:p text:style-name="P20"/>
      <text:p text:style-name="P20"/>
      <text:p text:style-name="P20"/>
      <text:p text:style-name="P31"/>
      <text:p text:style-name="P20"/>
      <text:p text:style-name="P20"><text:span text:style-name="T13">11. <text:s/></text:span><text:span text:style-name="T22">Who founded the Linux kernel?</text:span></text:p>
      <text:p text:style-name="P20"/>
      <text:p text:style-name="P39">Answer: <text:s text:c="2"/>Linus Torvalds. <text:s/>Formerly a Computer Science major at the University of Helsinki.</text:p>
      <text:p text:style-name="P75">Conversions</text:p>
      <text:p text:style-name="P32"/>
      <text:p text:style-name="P12"><text:span text:style-name="T14">12. <text:s/></text:span><text:s text:c="2"/>Convert <draw:frame draw:style-name="fr1" draw:name="Object1" text:anchor-type="as-char" svg:y="-0.619cm" svg:width="0.998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/>to IEEE format.</text:p>
      <text:p text:style-name="P25">Show sufficient work to convince the grader that you know how to do it.</text:p>
      <text:p text:style-name="P12"/>
      <text:p text:style-name="P41">Answer <text:s text:c="2"/>The first step is to convert 89 to binary, namely: 1011001</text:p>
      <text:p text:style-name="P41"/>
      <text:p text:style-name="P41">Next convert <draw:frame draw:style-name="fr1" draw:name="Object2" text:anchor-type="as-char" svg:y="-0.619cm" svg:width="0.524cm" svg:height="0.998cm" draw:z-index="1"><draw:object xlink:href="./Object 2" xlink:type="simple" xlink:show="embed" xlink:actuate="onLoad"/><draw:image xlink:href="./ObjectReplacements/Object 2" xlink:type="simple" xlink:show="embed" xlink:actuate="onLoad"/></draw:frame><text:s/>to binary.</text:p>
      <text:p text:style-name="P41"/>
      <text:p text:style-name="P41"><draw:custom-shape text:anchor-type="paragraph" draw:z-index="9" draw:name="Shape1" draw:style-name="gr6" draw:text-style-name="P89" svg:width="0.98cm" svg:height="5.663cm" svg:x="3.503cm" svg:y="0.228cm"><text:p/><draw:enhanced-geometry svg:viewBox="0 0 21600 21600" draw:glue-points="0 0 0 21600 21600 10800" draw:text-areas="0 ?f9 7800 ?f10" draw:type="right-brace" draw:modifiers="1800 11200.249143569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fr1" draw:name="Object3" text:anchor-type="as-char" svg:y="-0.619cm" svg:width="2.22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1"><draw:frame draw:style-name="fr1" draw:name="Object4" text:anchor-type="as-char" svg:y="-0.619cm" svg:width="2.198cm" svg:height="0.99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draw:custom-shape text:anchor-type="paragraph" draw:z-index="10" draw:name="Shape2" draw:style-name="gr5" draw:text-style-name="P91" svg:width="1.244cm" svg:height="0.371cm" svg:x="5.038cm" svg:y="0.8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3" draw:style-name="gr4" draw:text-style-name="P88" svg:width="2.382cm" svg:height="1.138cm" svg:x="6.452cm" svg:y="0.453cm"><text:p text:style-name="P87">Repetition</text:p><draw:enhanced-geometry svg:viewBox="0 0 21600 21600" draw:type="rectangle" draw:enhanced-path="M 0 0 L 21600 0 21600 21600 0 21600 0 0 Z N"/></draw:custom-shape><draw:frame draw:style-name="fr1" draw:name="Object5" text:anchor-type="as-char" svg:y="-0.619cm" svg:width="2.198cm" svg:height="0.99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><draw:frame draw:style-name="fr1" draw:name="Object6" text:anchor-type="as-char" svg:y="-0.619cm" svg:width="2.198cm" svg:height="0.9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"><draw:frame draw:style-name="fr1" draw:name="Object7" text:anchor-type="as-char" svg:y="-0.619cm" svg:width="2.208cm" svg:height="0.99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2"><draw:frame draw:style-name="fr1" draw:name="Object8" text:anchor-type="as-char" svg:y="-0.619cm" svg:width="2.226cm" svg:height="0.9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2"><draw:frame draw:style-name="fr1" draw:name="Object9" text:anchor-type="as-char" svg:y="-0.619cm" svg:width="2.226cm" svg:height="0.9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 text:c="2"/><text:span text:style-name="T48">A pattern of repetition has begun.</text:span></text:p>
      <text:p text:style-name="P12"/>
      <text:p text:style-name="P42">Let N = <draw:frame draw:style-name="fr1" draw:name="Object10" text:anchor-type="as-char" svg:y="-0.619cm" svg:width="0.998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/>= <text:s/><text:span text:style-name="T48">1011001 . </text:span>011100 <text:s/>011100 <text:s/>011100 ….. x 2<text:span text:style-name="T42">0</text:span></text:p>
      <text:p text:style-name="P42"/>
      <text:p text:style-name="P42">= <text:s/>1 . <text:span text:style-name="T48">011001 <text:s/></text:span>011100 <text:s/>011100 <text:s/>011100 <text:s/>……. x <text:s/>2<text:span text:style-name="T42">6</text:span></text:p>
      <text:p text:style-name="P72"/>
      <text:p text:style-name="P72">Stored exp = Bias + 6 = 0x3FF + 6 = 0x405</text:p>
      <text:p text:style-name="P72"/>
      <text:p text:style-name="P42"><text:span text:style-name="T49">The mantissa is .</text:span><text:span text:style-name="T50">011001 <text:s/></text:span><text:span text:style-name="T49">011100 <text:s/>011100 <text:s/>011100 <text:s/>…….</text:span></text:p>
      <text:p text:style-name="P72"/>
      <text:p text:style-name="P42"><text:span text:style-name="T49"><text:tab/>= .</text:span><text:span text:style-name="T50">0110 <text:s/>01</text:span><text:span text:style-name="T49">01 <text:s/>1100 <text:s/>0111 <text:s/>0001 <text:s/>1100 <text:s/>0111 <text:s/>0001 <text:s/>1100 <text:s/>0111 … etc</text:span></text:p>
      <text:p text:style-name="P42"><text:span text:style-name="T49"><text:tab/>= .6 <text:s text:c="3"/>5 <text:s text:c="3"/>C <text:s text:c="3"/>7 <text:s text:c="3"/>1 <text:s text:c="3"/>C <text:s text:c="3"/>7 <text:s text:c="3"/>1 <text:s text:c="3"/>C <text:s text:c="2"/>7 <text:s text:c="3"/></text:span><text:span text:style-name="T51">1 <text:s text:c="3"/>C <text:s text:c="3"/>7</text:span></text:p>
      <text:p text:style-name="P73"/>
      <text:p text:style-name="P74">Next combine the stored exponent with the mantissa in hex:</text:p>
      <text:p text:style-name="P74"/>
      <text:p text:style-name="P43"><text:span text:style-name="T49">N = </text:span><text:span text:style-name="T52">0x4056 <text:s text:c="2"/>5C71 <text:s text:c="2"/>C71C <text:s text:c="2"/>71C7</text:span><text:span text:style-name="T49"> <text:s text:c="3"/>Done. <text:s text:c="2"/>There is no roundup of the LSB.</text:span></text:p>
      <text:p text:style-name="P80"><text:span text:style-name="T14">13. <text:s/></text:span>Convert <text:s/><text:span text:style-name="T22">181</text:span>.<text:span text:style-name="T22">7</text:span> <text:s/>to IEEE format.</text:p>
      <text:p text:style-name="P25">Show sufficient work to convince me <text:span text:style-name="T53">that you should receive full credit.</text:span></text:p>
      <text:p text:style-name="P12"/>
      <text:p text:style-name="P44">Answer: <text:s/>Let N = 181.7</text:p>
      <text:p text:style-name="P44"/>
      <text:p text:style-name="P44">Then the integer part of N is 181 = 10110101</text:p>
      <text:p text:style-name="P12"><draw:custom-shape text:anchor-type="paragraph" draw:z-index="19" draw:name="Shape4" draw:style-name="gr3" draw:text-style-name="P90" svg:width="6.959cm" svg:height="1.853cm" svg:x="5.659cm" svg:y="0.358cm"><text:p/><draw:enhanced-geometry svg:viewBox="0 0 21600 21600" draw:type="rectangle" draw:enhanced-path="M 0 0 L 21600 0 21600 21600 0 21600 0 0 Z N"/></draw:custom-shape></text:p>
      <text:p text:style-name="P44">Now compute the mantissa: <text:s text:c="2"/><draw:frame draw:style-name="fr1" draw:name="Object11" text:anchor-type="as-char" svg:y="-1.109cm" svg:width="0.827cm" svg:height="1.487cm" draw:z-index="13"><draw:object xlink:href="./Object 11" xlink:type="simple" xlink:show="embed" xlink:actuate="onLoad"/><draw:image xlink:href="./ObjectReplacements/Object 11" xlink:type="simple" xlink:show="embed" xlink:actuate="onLoad"/></draw:frame>, <draw:frame draw:style-name="fr1" draw:name="Object12" text:anchor-type="as-char" svg:y="-1.109cm" svg:width="0.824cm" svg:height="1.487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, <draw:frame draw:style-name="fr1" draw:name="Object13" text:anchor-type="as-char" svg:y="-1.109cm" svg:width="0.82cm" svg:height="1.487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, <draw:frame draw:style-name="fr1" draw:name="Object14" text:anchor-type="as-char" svg:y="-1.109cm" svg:width="0.811cm" svg:height="1.487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, <draw:frame draw:style-name="fr1" draw:name="Object15" text:anchor-type="as-char" svg:y="-1.109cm" svg:width="0.833cm" svg:height="1.487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, <draw:frame draw:style-name="fr1" draw:name="Object16" text:anchor-type="as-char" svg:y="-1.109cm" svg:width="0.827cm" svg:height="1.487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, …..etc</text:p>
      <text:p text:style-name="P44"/>
      <text:p text:style-name="P44">The sequence begins to repeat.</text:p>
      <text:p text:style-name="P44"/>
      <text:p text:style-name="P45">Therefore <text:s/>.7 <text:s/>= <text:s/>.10110 0110 0110 0110 0110 …..</text:p>
      <text:p text:style-name="P45"/>
      <text:p text:style-name="P45">Now combine the integer part with the fractional part.</text:p>
      <text:p text:style-name="P45"/>
      <text:p text:style-name="P45">N = <text:span text:style-name="T53">10110101 . <text:s/></text:span>10110 0110 0110 0110 0110 0110 0110 0110 …..</text:p>
      <text:p text:style-name="P45"/>
      <text:p text:style-name="P45">Shift the point 7 places to the left.</text:p>
      <text:p text:style-name="P45"/>
      <text:p text:style-name="P45">N = <text:s/><text:span text:style-name="T53">1 . 0110 101</text:span>1 <text:s/>0110 <text:s/>0110 <text:s/>0110 <text:s/>0110 <text:s/>0110 <text:s/>0110 <text:s/>0110 <text:s/>0110 <text:s/>…… <text:s/>x 2<text:span text:style-name="T42">7</text:span></text:p>
      <text:p text:style-name="P45"/>
      <text:p text:style-name="P45">We see 7 is true exponent, and therefore, stored exp = 0x3FF+7 = 0x406</text:p>
      <text:p text:style-name="P45"/>
      <text:p text:style-name="P45">Now it is time to write the final answer:</text:p>
      <text:p text:style-name="P45"/>
      <text:p text:style-name="P45"><text:tab/>N = <text:span text:style-name="T39">0x4066 <text:s/>B666 <text:s/>6666 <text:s/>6666</text:span> <text:s text:c="3"/>with no roundup of the LSB</text:p>
      <text:p text:style-name="P81"><text:span text:style-name="T14">14. <text:s/></text:span>Convert <text:span text:style-name="T22">0x</text:span><text:span text:style-name="T23">412C CC00 0000 0000</text:span><text:span text:style-name="T9"> from IEEE to decimal.</text:span></text:p>
      <text:p text:style-name="P26">Show sufficient work to convince me <text:span text:style-name="T23">you really know what you’re doing.</text:span></text:p>
      <text:p text:style-name="P14"/>
      <text:p text:style-name="P46">Answer: <text:s text:c="2"/>The true exp = 0x412 – 0x3FF = 0x13 <text:s/>= <text:s/>19 (decimal)</text:p>
      <text:p text:style-name="P32"/>
      <text:p text:style-name="P46">The mantissa is CCC0000000000 <text:s/>= <text:s/>1.1100 <text:s/>1100 11 <text:s text:c="4"/>Notice that the hidden ‘1’ was included and the trailing zeros were dropped.</text:p>
      <text:p text:style-name="P14"/>
      <text:p text:style-name="P46">Now we know the number in scientific binary notation, namely:</text:p>
      <text:p text:style-name="P46"/>
      <text:p text:style-name="P46"><text:tab/>1.1100 <text:s/>1100 <text:s/>11 <text:s/>x <text:s/>2<text:span text:style-name="T42">19</text:span></text:p>
      <text:p text:style-name="P14"/>
      <text:p text:style-name="P46">We need to convert the intermediate answer above to decimal. <text:s/>First move the point 10 places to the right. <text:s text:c="2"/>Then our number is </text:p>
      <text:p text:style-name="P46"/>
      <text:p text:style-name="P46"><text:tab/>11100110011 <text:s/>x <text:s/>2<text:span text:style-name="T42">9</text:span></text:p>
      <text:p text:style-name="P46"/>
      <text:p text:style-name="P46"><text:tab/>which equals <text:s text:c="2"/>1843 <text:s/>x <text:s/>512</text:p>
      <text:p text:style-name="P46"/>
      <text:p text:style-name="P47">Use a calculator to find that <text:s/>1843 <text:s/>x <text:s/>512 <text:s/><text:span text:style-name="T54">= <text:s/></text:span><text:span text:style-name="T41">943616.0</text:span></text:p>
      <text:p text:style-name="P47"/>
      <text:p text:style-name="P48">Show the decimal number as a true float and not as an integer (943616)</text:p>
      <text:p text:style-name="P82"><text:span text:style-name="T14">15.</text:span> <text:s/>Convert <text:s/>0x<text:span text:style-name="T23">4098 8888 8888 8888</text:span> from IEEE to decimal.</text:p>
      <text:p text:style-name="P26">Show sufficient work to convince me.</text:p>
      <text:p text:style-name="P14"/>
      <text:p text:style-name="P49">Answer: <text:s text:c="2"/>Let N represent the number we want to convert.</text:p>
      <text:p text:style-name="P49"/>
      <text:p text:style-name="P49">Then the true exponent of N is 0x409 – 0x3FF = 0xA <text:s/>= <text:s/>10 (decimal)</text:p>
      <text:p text:style-name="P14"/>
      <text:p text:style-name="P50">The number N expressed in scientific binary form is</text:p>
      <text:p text:style-name="P50"/>
      <text:p text:style-name="P50"><text:tab/>N = 1.1000 <text:s/>1000 <text:s/>1000 <text:s/>1000 <text:s/>… etc… <text:s/>1000 <text:s text:c="2"/>x <text:s/>2<text:span text:style-name="T42">10</text:span></text:p>
      <text:p text:style-name="P50"><draw:custom-shape text:anchor-type="paragraph" draw:z-index="20" draw:name="Shape5" draw:style-name="gr2" draw:text-style-name="P89" svg:width="0.927cm" svg:height="7.277cm" draw:transform="rotate (-1.58004657183047) translate (9.80193055555556cm 0.2204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50"/>
      <text:p text:style-name="P14"><draw:custom-shape text:anchor-type="paragraph" draw:z-index="21" draw:name="Shape6" draw:style-name="gr1" draw:text-style-name="P88" svg:width="4.366cm" svg:height="0.953cm" svg:x="3.9cm" svg:y="0.173cm"><text:p text:style-name="P87">13 groups of 1000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51">which equals <draw:frame draw:style-name="fr1" draw:name="Object17" text:anchor-type="as-char" svg:y="-0.736cm" svg:width="7.567cm" svg:height="1.219cm" draw:z-index="22"><draw:object xlink:href="./Object 17" xlink:type="simple" xlink:show="embed" xlink:actuate="onLoad"/><draw:image xlink:href="./ObjectReplacements/Object 17" xlink:type="simple" xlink:show="embed" xlink:actuate="onLoad"/></draw:frame><text:s text:c="2"/>x <text:s/><text:span text:style-name="T55">2</text:span><text:span text:style-name="T44">10</text:span></text:p>
      <text:p text:style-name="P14"/>
      <text:p text:style-name="P14"/>
      <text:p text:style-name="P51">= <text:s/><draw:frame draw:style-name="fr1" draw:name="Object18" text:anchor-type="as-char" svg:y="-0.797cm" svg:width="8.528cm" svg:height="1.342cm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text:s text:c="2"/><text:span text:style-name="T56">x <text:s text:c="2"/>1024</text:span></text:p>
      <text:p text:style-name="P51"/>
      <text:p text:style-name="P51"/>
      <text:p text:style-name="P52">= <text:s text:c="2"/><draw:frame draw:style-name="fr1" draw:name="Object19" text:anchor-type="as-char" svg:y="-0.797cm" svg:width="9.469cm" svg:height="1.342cm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text:s/><text:span text:style-name="T57">x <text:s/>1024</text:span></text:p>
      <text:p text:style-name="P52"/>
      <text:p text:style-name="P52"/>
      <text:p text:style-name="P53">= <draw:frame draw:style-name="fr1" draw:name="Object20" text:anchor-type="as-char" svg:y="-0.834cm" svg:width="3.454cm" svg:height="1.385cm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58">x <text:s/>1024</text:span></text:p>
      <text:p text:style-name="P53"/>
      <text:p text:style-name="P53"/>
      <text:p text:style-name="P54">= <text:s/><draw:frame draw:style-name="fr1" draw:name="Object21" text:anchor-type="as-char" svg:y="-1.499cm" svg:width="3.658cm" svg:height="2.746cm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text:s text:c="2"/>x <text:s/>1024</text:p>
      <text:p text:style-name="P53"/>
      <text:p text:style-name="P53"/>
      <text:p text:style-name="P54">= <text:s/><draw:frame draw:style-name="fr1" draw:name="Object22" text:anchor-type="as-char" svg:y="-0.797cm" svg:width="4.433cm" svg:height="1.342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text:s text:c="2"/><text:span text:style-name="T59">x <text:s/>1024</text:span></text:p>
      <text:p text:style-name="P54"/>
      <text:p text:style-name="P54"/>
      <text:p text:style-name="P55"><text:soft-page-break/>= <text:s/><draw:frame draw:style-name="fr1" draw:name="Object23" text:anchor-type="as-char" svg:y="-0.804cm" svg:width="3.717cm" svg:height="1.42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text:s text:c="2"/>x <text:s/>1024</text:p>
      <text:p text:style-name="P55"/>
      <text:p text:style-name="P55"/>
      <text:p text:style-name="P55">= <text:s/><draw:frame draw:style-name="fr1" draw:name="Object24" text:anchor-type="as-char" svg:y="-0.797cm" svg:width="3.57cm" svg:height="1.342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text:s text:c="2"/>x <text:s/>1024</text:p>
      <text:p text:style-name="P55"/>
      <text:p text:style-name="P55">We cannot progress further without a calculator. <text:s/>If you arrive here you have full credit for this question.</text:p>
      <text:p text:style-name="P55"/>
      <text:p text:style-name="P55">Now I used a calculator:</text:p>
      <text:p text:style-name="P55"/>
      <text:p text:style-name="P55">N = <text:s/>(1.53333333333333)x(1-0.0000000000000002220446049250313) x 1024</text:p>
      <text:p text:style-name="P55"/>
      <text:p text:style-name="P55">= <text:s/>(1.53333333333333)x(0.999999999999999779553950749) x 1024</text:p>
      <text:p text:style-name="P55"/>
      <text:p text:style-name="P56">= <text:s/><text:span text:style-name="T39">1570.133333333332987</text:span></text:p>
      <text:p text:style-name="P55"/>
      <text:p text:style-name="P56">We have an answer. <text:s/>Is it really the correct answer. <text:s/>To check the answer I took that final number and entered into a software converter. <text:s/>Here is the outcome.</text:p>
      <text:p text:style-name="P55"/>
      <text:p text:style-name="P71">activeprofessor@Margaret:~/Life/Mywebsites/Csuf-activeprofessor-takeout/takeout/Classic Sites/activeprofessor/open-source-info/x86-assembly/convert-decimal-to-ieee754$ sh run.sh</text:p>
      <text:p text:style-name="P71">rm: cannot remove '*.o': No such file or directory</text:p>
      <text:p text:style-name="P71">rm: cannot remove '*.out': No such file or directory</text:p>
      <text:p text:style-name="P71">Compile the source file conversion.cpp with g++</text:p>
      <text:p text:style-name="P71">Link system module to conversion.o to create an executable file: conv.out</text:p>
      <text:p text:style-name="P71">Execute the program that converts decimal input into IEEE754 output</text:p>
      <text:p text:style-name="P71">Please enter a floating point number using decimal digits: <text:span text:style-name="T39">1570.133333333332987</text:span></text:p>
      <text:p text:style-name="P71">You entered: 1570.1333333333</text:p>
      <text:p text:style-name="P71"/>
      <text:p text:style-name="P71">Here are the facts about that number using 3 storage sizes: 64, 32, and 16 bits:</text:p>
      <text:p text:style-name="P71">|------------|------------------|------------------|-----------------</text:p>
      <text:p text:style-name="P71">|Storage size|Memory Location <text:s text:c="2"/>|IEEE 754 value <text:s text:c="3"/>|Decimal value</text:p>
      <text:p text:style-name="P71">|------------|------------------|------------------|-----------------</text:p>
      <text:p text:style-name="P71">| <text:s/>64 bits <text:s text:c="2"/>|0x000x7fffff736368|<text:span text:style-name="T60">0x4098888888888887</text:span>|1570.133333333332985</text:p>
      <text:p text:style-name="P71">|------------|------------------|------------------|-----------------</text:p>
      <text:p text:style-name="P71">| <text:s/>32 bits <text:s text:c="2"/>|0x000x7fffff736364|0x44c44444 <text:s text:c="7"/>|1570.13330078</text:p>
      <text:p text:style-name="P71">|------------|------------------|------------------|-----------------</text:p>
      <text:p text:style-name="P71">| <text:s/>16 bits <text:s text:c="2"/>|0x000x7fffff736362|0x6622 <text:s text:c="11"/>|1570.0000</text:p>
      <text:p text:style-name="P71">|------------|------------------|------------------|-----------------</text:p>
      <text:p text:style-name="P71"/>
      <text:p text:style-name="P71">That's all. Have fun with your floats.</text:p>
      <text:p text:style-name="P71">This bash script will now terminate.</text:p>
      <text:p text:style-name="P71">activeprofessor@Margaret:~//Life/Mywebsites/Csuf-activeprofessor-takeout/takeout/Classic Sites/activeprofessor/open-source-info/x86-assembly/convert-decimal-to-ieee754$ </text:p>
      <text:p text:style-name="P55"/>
      <text:p text:style-name="P57">The input is yellow. <text:s/>The output is pink. <text:s/><text:span text:style-name="T61">That is proof. <text:s/>You can’t make it more accurate than that. <text:s/>For better accuracy you’ll </text:span><text:span text:style-name="T71">need </text:span><text:span text:style-name="T61">more than 64 bits.</text:span></text:p>
      <text:p text:style-name="P79">Memory and programming</text:p>
      <text:p text:style-name="P14"/>
      <text:p text:style-name="P14"/>
      <text:p text:style-name="P14"><text:span text:style-name="T14">16. <text:s/></text:span><text:span text:style-name="T24">Suppose that C++ function main has called a</text:span><text:span text:style-name="T25">nother</text:span><text:span text:style-name="T24"> C++ function. <text:s/>What is stored in the </text:span><text:span text:style-name="T32">backend</text:span><text:span text:style-name="T24"> qword of the AR </text:span><text:span text:style-name="T26">of main</text:span><text:span text:style-name="T24">?</text:span></text:p>
      <text:p text:style-name="P14"/>
      <text:p text:style-name="P58">Answer: <text:s/>We can reasonably assume main is the first function to execute. <text:s/>Therefore, the AR of main has no predecessor. <text:s/>Its backend is filled with all zeros.</text:p>
      <text:p text:style-name="P33"/>
      <text:p text:style-name="P58">On one occasion I saw the backend of main filled with 63 zeros and a single 1. <text:s/>That is somewhat rare.</text:p>
      <text:p text:style-name="P33"/>
      <text:p text:style-name="P33"/>
      <text:p text:style-name="P33"/>
      <text:p text:style-name="P33"/>
      <text:p text:style-name="P33"/>
      <text:p text:style-name="P14"><text:span text:style-name="T14">1</text:span><text:span text:style-name="T33">7</text:span><text:span text:style-name="T14">. <text:s/></text:span><text:span text:style-name="T34">Explain dynamic array </text:span><text:span text:style-name="T14">and static array</text:span><text:span text:style-name="T62">s</text:span><text:span text:style-name="T34"> sufficiently well so that the reader will be able to quickly determine if a new array is dynamic or static.</text:span></text:p>
      <text:p text:style-name="P15"/>
      <text:p text:style-name="P58">Answer: <text:s/>An array is static if during compile time the compiler can compute the total size of all the data in the array when it is completely filled.</text:p>
      <text:p text:style-name="P15"/>
      <text:p text:style-name="P58">The definition of dynamic is not quite so clean. <text:s/>In the declaration <text:s/>“int * arr = new int[5];” the compiler considers the array to be dynamic. <text:s/>Probably, this is due to the fact that dynamic arrays are often created with user input for number of cells such as in the following example:</text:p>
      <text:p text:style-name="P58"/>
      <text:p text:style-name="P58">cin &gt;&gt; number_of_cells;</text:p>
      <text:p text:style-name="P58">int * dynam_array = new[number_of_cells];</text:p>
      <text:p text:style-name="P15"/>
      <text:p text:style-name="P59">In the example above it is clear that the compiler does not know the size of the array.</text:p>
      <text:p text:style-name="P15"/>
      <text:p text:style-name="P15"/>
      <text:p text:style-name="P16"/>
      <text:p text:style-name="P15"/>
      <text:p text:style-name="P17"><text:span text:style-name="T14">1</text:span><text:span text:style-name="T33">8</text:span><text:span text:style-name="T14">. </text:span>Declare an dynamic array of <text:span text:style-name="T32">9</text:span> 64-bit floats in C or C++. <text:s/><text:span text:style-name="T15">(Choose one programming language).</text:span></text:p>
      <text:p text:style-name="P15"/>
      <text:p text:style-name="P59">Answer: <text:s/>This is the C language answer:</text:p>
      <text:p text:style-name="P15"/>
      <text:p text:style-name="P17"><text:tab/><text:span text:style-name="T63">double * scores = </text:span><text:span text:style-name="T64">(double )malloc(30sizeof(double));</text:span></text:p>
      <text:p text:style-name="P17"/>
      <text:p text:style-name="P17"/>
      <text:p text:style-name="P17"/>
      <text:p text:style-name="P17"/>
      <text:p text:style-name="P86"><text:span text:style-name="T33">19</text:span><text:span text:style-name="T14">. <text:s/></text:span>A C++ (or C) function reaches <text:span text:style-name="T26">a</text:span> statement <text:span text:style-name="T26">that will call another function.</text:span>. <text:s/>What will happen? <text:s/><text:span text:style-name="T16">[Explain in terms that an assembly programmer will </text:span><text:span text:style-name="T17">find comfortable</text:span><text:span text:style-name="T16">]</text:span></text:p>
      <text:p text:style-name="P17"/>
      <text:p text:style-name="P59">Answer:</text:p>
      <text:p text:style-name="P59"/>
      <text:p text:style-name="P59"><text:tab/>push rip</text:p>
      <text:p text:style-name="P59"><text:tab/>push rbp</text:p>
      <text:p text:style-name="P59"><text:tab/>copy rsp into rbp</text:p>
      <text:p text:style-name="P59"><text:tab/><text:span text:style-name="T65">load address of next instruction into rip<text:tab/><text:tab/>see message below</text:span></text:p>
      <text:p text:style-name="P17"/>
      <text:p text:style-name="P17"/>
      <text:p text:style-name="P60"><text:span text:style-name="T65">Message</text:span>: <text:s/>Suppose function A will call function B <text:s/>Both A and B were compiled separately creating A.o and B.o. <text:s/>The linker has combined A.o and B.o so that at the point where A calls B there is a jump instruction to the first instruction of B. <text:s/></text:p>
      <text:p text:style-name="P60"/>
      <text:p text:style-name="P61">Consequently, nothing special happens other than the executable continues normal execution.</text:p>
      <text:p text:style-name="P60"/>
      <text:p text:style-name="P60"/>
      <text:p text:style-name="P60"/>
      <text:p text:style-name="P18"/>
      <text:p text:style-name="P18"><text:span text:style-name="T14">2</text:span><text:span text:style-name="T33">0</text:span><text:span text:style-name="T14">. <text:s/></text:span><text:span text:style-name="T27">The numbers 13.61 and 27.257 are stored in xmm4 and xmm8, but we don’t know which register holds which number. <text:s/>Write a block of assembly statements that will output the following sentence.</text:span></text:p>
      <text:p text:style-name="P18"/>
      <text:p text:style-name="P18"><text:tab/>“<text:span text:style-name="T27">The large number is 27.257000 and the small number is 13.610000.”</text:span></text:p>
      <text:p text:style-name="P18"/>
      <text:p text:style-name="P15"/>
      <text:p text:style-name="P61">Answer:</text:p>
      <text:p text:style-name="P61"/>
      <text:p text:style-name="P61">segment .data</text:p>
      <text:p text:style-name="P61"/>
      <text:p text:style-name="P61">message <text:s/>db <text:s/>“the large number is %2.6lf and the small number is %2.6lf”,10,0</text:p>
      <text:p text:style-name="P17"/>
      <text:p text:style-name="P61">segment .text</text:p>
      <text:p text:style-name="P61"/>
      <text:p text:style-name="P61">;Setup block to output two floats: large number first.</text:p>
      <text:p text:style-name="P61">mov rax,2</text:p>
      <text:p text:style-name="P61">mov rdi, message</text:p>
      <text:p text:style-name="P61">ucomisd xmm4, xmm8</text:p>
      <text:p text:style-name="P61">ja xmm4_is_larger</text:p>
      <text:p text:style-name="P61">movsd xmm0,xmm8</text:p>
      <text:p text:style-name="P61">movsd xmm1,xmm4</text:p>
      <text:p text:style-name="P61">jmp continue</text:p>
      <text:p text:style-name="P61">xmm4_is_larger:</text:p>
      <text:p text:style-name="P61">movsd xmm0,xmm4</text:p>
      <text:p text:style-name="P61">movsd xmm1,xmm8</text:p>
      <text:p text:style-name="P61">call printf</text:p>
      <text:p text:style-name="P83"><text:span text:style-name="T18">22. <text:s/></text:span>There is a function <text:span text:style-name="T10">with prototype:</text:span></text:p>
      <text:p text:style-name="P21"/>
      <text:p text:style-name="P21"><text:tab/><text:span text:style-name="T27">long <text:s/>belltower(double,double,long,long,double)</text:span></text:p>
      <text:p text:style-name="P21"/>
      <text:p text:style-name="P22">You plan to call this function from an assembly function.</text:p>
      <text:p text:style-name="P22">The data for each parameter are currently stored at these locations.</text:p>
      <text:p text:style-name="P22"><text:tab/>First parameter: xmm13</text:p>
      <text:p text:style-name="P22"><text:tab/>Second parameter: <text:s/><text:span text:style-name="T27">xmm</text:span><text:span text:style-name="T33">0</text:span></text:p>
      <text:p text:style-name="P22"><text:tab/>Third parameter: <text:s text:c="4"/><text:span text:style-name="T33">qword on top of the stack</text:span></text:p>
      <text:p text:style-name="P22"><text:tab/>Fourth parameter: <text:s text:c="2"/><text:span text:style-name="T27">rd</text:span><text:span text:style-name="T33">i</text:span></text:p>
      <text:p text:style-name="P22"><text:tab/><text:span text:style-name="T27">Fifth parameter: <text:s text:c="3"/></text:span><text:span text:style-name="T33">qword second from the top of the stack</text:span></text:p>
      <text:p text:style-name="P22">What is the set up block for calling this function?</text:p>
      <text:p text:style-name="P22"/>
      <text:p text:style-name="P22"/>
      <text:p text:style-name="P62">Answer:</text:p>
      <text:p text:style-name="P62"/>
      <text:p text:style-name="P62">;Set up block before calling belltower</text:p>
      <text:p text:style-name="P62">mov rax,3</text:p>
      <text:p text:style-name="P62">movsd xmm1,xmm0<text:tab/>;Second parameter</text:p>
      <text:p text:style-name="P62">movsd xmm0,xmm13<text:tab/>;First parameter</text:p>
      <text:p text:style-name="P62">mov rsi,rdi<text:tab/><text:tab/><text:tab/>;Fourth parameter</text:p>
      <text:p text:style-name="P62">mov rdi,[rsp]<text:tab/><text:tab/><text:tab/>;Third parameter</text:p>
      <text:p text:style-name="P62">mov rdx,[rsp+8]<text:tab/><text:tab/>;Fiftth parameter</text:p>
      <text:p text:style-name="P62">call printf</text:p>
      <text:p text:style-name="P62"/>
      <text:p text:style-name="P62"/>
      <text:p text:style-name="P17"/>
      <text:p text:style-name="P76">GDB</text:p>
      <text:p text:style-name="P19"/>
      <text:p text:style-name="P19"><text:span text:style-name="T18">23. <text:s/></text:span>Suppose a float named salary i<text:span text:style-name="T18">s</text:span> declared in C++ or C. <text:s/>What is the GDB command that will show the address where salary is stored?</text:p>
      <text:p text:style-name="P19"/>
      <text:p text:style-name="P63">Answer: <text:s text:c="2"/>p/x <text:s/>a</text:p>
      <text:p text:style-name="P19"/>
      <text:p text:style-name="P19"/>
      <text:p text:style-name="P19"/>
      <text:p text:style-name="P19"/>
      <text:p text:style-name="P19"><text:span text:style-name="T18">24. <text:s/></text:span>What is the GDB command that will output the low-half of xmm5 in float format?</text:p>
      <text:p text:style-name="P19"/>
      <text:p text:style-name="P63">Answer: <text:s text:c="2"/>p/x <text:s/><text:span text:style-name="T66">$</text:span>xmm5.v2_<text:span text:style-name="T66">double</text:span>[0]</text:p>
      <text:p text:style-name="P19"/>
      <text:p text:style-name="P19"/>
      <text:p text:style-name="P19"/>
      <text:p text:style-name="P19"/>
      <text:p text:style-name="P19"><text:span text:style-name="T18">25. <text:s/></text:span>What is the GDB command that will o<text:span text:style-name="T33">utput the number of bytes in </text:span>the current AR?</text:p>
      <text:p text:style-name="P19"/>
      <text:p text:style-name="P64">Answer: <text:s text:c="2"/>p/d <text:s/>($rbp-$rsp+8)</text:p>
      <text:p text:style-name="P19"/>
      <text:p text:style-name="P64">Hint: <text:s/>The answer comes from the more famous equation for the number of quadwords in the current AR, namely: ($rbp-$rsp)/8+1. <text:s/>If you multiply that expression by 8 the result will be the number of bytes in the current AR.</text:p>
      <text:p text:style-name="P19"/>
      <text:p text:style-name="P19"/>
      <text:p text:style-name="P19"/>
      <text:p text:style-name="P20"><text:span text:style-name="T18">26. <text:s/></text:span>Suppose C++ (or C) declares an array like this: <text:s/><text:span text:style-name="T12">float catalog [5];</text:span> <text:s/>What is the GDB command that <text:span text:style-name="T33">will output all the data (float numbers) stored in catalog?</text:span></text:p>
      <text:p text:style-name="P20"/>
      <text:p text:style-name="P64">Answer: <text:s/><text:span text:style-name="T67">x/5fg <text:s/>catalog</text:span></text:p>
      <text:p text:style-name="P20"/>
      <text:p text:style-name="P20"/>
      <text:p text:style-name="P20"/>
      <text:p text:style-name="P20"/>
      <text:p text:style-name="P20"/>
      <text:p text:style-name="P23"><text:span text:style-name="T18">27. <text:s/></text:span><text:span text:style-name="T35">Show how to use GDB to output the qword at the frontend of the AR that preceded the current AR.</text:span></text:p>
      <text:p text:style-name="P19"/>
      <text:p text:style-name="P65">Answer: <text:s/>x/1xg <text:s/>($rbp+8)</text:p>
      <text:p text:style-name="P17"/>
      <text:p text:style-name="P17"/>
      <text:p text:style-name="P28"/>
      <text:p text:style-name="P85">28. <text:s/>What GDB command could have created the following output?</text:p>
      <text:p text:style-name="P28"/>
      <text:p text:style-name="P70">0x7fffffffdda0: <text:s/>0xdf68 <text:s/>0xffff <text:s/>0x7fff <text:s/>0x0000 <text:s/>0x0000 <text:s/>0x0000 <text:s/>0x0001 <text:s/>0x0000</text:p>
      <text:p text:style-name="P70">0x7fffffffddb0: <text:s/>0x0000 <text:s/>0x0000 <text:s/>0x0000 <text:s/>0x0000<text:tab/> <text:s/>0x0000 <text:s/>0x000<text:span text:style-name="T36">8</text:span> <text:s/>0x0000 <text:s/>0x0000</text:p>
      <text:p text:style-name="P70">0x7fffffffddc0: <text:s/>0x0009 <text:s/>0x0000 <text:s/>0x0000 <text:s/>0x4108 <text:s/>0x0046 <text:s/>0x0000 <text:s/>0x0000 <text:s/>0x<text:span text:style-name="T36">aa</text:span>00</text:p>
      <text:p text:style-name="P70">0x7fffffffddd0: <text:s/>0x0000 <text:s/>0x0000 <text:s/>0x<text:span text:style-name="T37">ffff</text:span> <text:s/>0x401b <text:s/>0xef84 <text:s/>0xffff <text:s/>0x7fff <text:s/>0x0000</text:p>
      <text:p text:style-name="P70">0x7fffffffdde0: <text:s/>0x0000 <text:s/>0x0000 <text:s/>0x0000 <text:s/>0x0000 <text:s/>0x0000 <text:s/>0x0000 <text:s/>0x0000 <text:s/>0x0000</text:p>
      <text:p text:style-name="P70">0x7fffffffddf0: <text:s/>0x0000 <text:s/>0x0000 <text:s/>0x0000 <text:s/>0x0000 <text:s/>0x0000 <text:s/>0x0000 <text:s/>0x0000 <text:s/>0x<text:span text:style-name="T37">6666</text:span></text:p>
      <text:p text:style-name="P70">0x7fffffffde00: <text:s/>0x0000 <text:s/>0x0000 <text:s/>0x0000 <text:s/>0x0000 <text:s/>0x0000 <text:s/>0x0000 <text:s/>0x0000 <text:s/>0x0000</text:p>
      <text:p text:style-name="P70">0x7fffffffde10: <text:s/>0x0040 <text:s/>0x004<text:span text:style-name="T37">a</text:span> <text:s/>0x0000 <text:s/>0x0000 <text:s/>0xb5ff <text:s/>0x00f0 <text:s/>0x0000 <text:s/>0x0000</text:p>
      <text:p text:style-name="P70">0x7fffffffde20: <text:s/>0x00c2 <text:s/>0x0000 <text:s/>0x0000 <text:s/>0x0000<text:tab/> <text:s/>0xde57 <text:s/>0xffff</text:p>
      <text:p text:style-name="P28"/>
      <text:p text:style-name="P65">Answer <text:s text:c="2"/>x/70xh <text:s/>$rbp</text:p>
      <text:p text:style-name="P28"/>
      <text:p text:style-name="P65">Notes: <text:s/>70 is the number of groups outputted</text:p>
      <text:p text:style-name="P65">‘x’ signifies base 16 for each group</text:p>
      <text:p text:style-name="P65">‘h’ means “half’, which in gdb means 2 bytes.</text:p>
      <text:p text:style-name="P65"/>
      <text:p text:style-name="P65">Why was ‘h’ chosen for 2 bytes in GDB? <text:s/>The instructor has no clue.</text:p>
      <text:p text:style-name="P67">Outside of gdb ‘w’ or “word” is used to designate 2 bytes.</text:p>
      <text:p text:style-name="P28"/>
      <text:p text:style-name="P28"/>
      <text:p text:style-name="P66">The end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">Postmortem</text:p>
      <text:p text:style-name="P65"/>
      <text:p text:style-name="P65">This test did not come from any teacher’s guide published by a textbook publishing company. <text:s/>Your instructor is responsible for any errors discovered during <text:span text:style-name="T68">the </text:span>autopsy.</text:p>
      <text:p text:style-name="P65"/>
      <text:p text:style-name="P65"/>
      <text:p text:style-name="P67">The simple fact is that our textbook does not come from any company. <text:s/>One nice guy at Univ of Nevada in LV decided to give it away for free instead of collecting royalties from students forced to buy the book. <text:s/>That is a real nice guy.</text:p>
      <text:p text:style-name="P77">Epilogue.</text:p>
      <text:p text:style-name="P22"/>
      <text:p text:style-name="P22"/>
      <text:p text:style-name="P22"/>
      <text:p text:style-name="P22">My electronic signature below attests to the fact that I answered these question of my own accord and I did not use any pdf files.</text:p>
      <text:p text:style-name="P22"/>
      <text:p text:style-name="P22"/>
      <text:p text:style-name="P22">Signature:</text:p>
      <text:p text:style-name="P22"/>
      <text:p text:style-name="P22"/>
      <text:p text:style-name="P22">Email:</text:p>
      <text:p text:style-name="P22"/>
      <text:p text:style-name="P22"/>
      <text:p text:style-name="P22">After signing above return the test copy as an attachment to <text:s text:c="2"/><text:span text:style-name="T12">holliday@fullerton.edu</text:span></text:p>
      <text:p text:style-name="P22"/>
      <text:p text:style-name="P22"/>
      <text:p text:style-name="P22"/>
      <text:p text:style-name="P22">Have a wonderful Spring vacation. <text:s/>I will <text:span text:style-name="T11">anticipate seeing your happy faces on April 4, 2022.</text:span></text:p>
      <text:p text:style-name="P22"/>
      <text:p text:style-name="P22"/>
      <text:p text:style-name="P34">Messages to the instructor are always welcomed.</text:p>
      <text:p text:style-name="P34">If you have a message for the instructor record it in the space below. <text:s/>A message recorded in the email used to submit the completed midterm will become separate from the midterm and usually the mail message is lost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7">This test document was created by Libre Office because it is a free download. <text:s/>It came from <text:span text:style-name="T70">https://www.libreoffice.org/download/download/ <text:s text:c="3"/></text:span><text:span text:style-name="T69">Yes, the string ‘download’ appears twice in the UR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4:59:10.739651065</meta:creation-date>
    <dc:date>2022-03-25T22:15:21.987386651</dc:date>
    <meta:editing-duration>PT4H50M52S</meta:editing-duration>
    <meta:editing-cycles>43</meta:editing-cycles>
    <meta:generator>LibreOffice/6.4.7.2$Linux_X86_64 LibreOffice_project/40$Build-2</meta:generator>
    <meta:document-statistic meta:table-count="0" meta:image-count="0" meta:object-count="24" meta:page-count="16" meta:paragraph-count="251" meta:word-count="2543" meta:character-count="15485" meta:non-whitespace-character-count="12735"/>
  </office:meta>
</office:document-meta>
</file>

<file path=Object 1/content.xml><?xml version="1.0" encoding="utf-8"?>
<math xmlns="http://www.w3.org/1998/Math/MathML" display="block">
  <semantics>
    <mrow>
      <mn>89</mn>
      <mfrac>
        <mn>4</mn>
        <mn>9</mn>
      </mfrac>
    </mrow>
    <annotation encoding="StarMath 5.0">89 4 over 9</annotation>
  </semantics>
</math>
</file>

<file path=Object 10/content.xml><?xml version="1.0" encoding="utf-8"?>
<math xmlns="http://www.w3.org/1998/Math/MathML" display="block">
  <semantics>
    <mrow>
      <mn>89</mn>
      <mfrac>
        <mn>4</mn>
        <mn>9</mn>
      </mfrac>
    </mrow>
    <annotation encoding="StarMath 5.0">89 4 over 9</annotation>
  </semantics>
</math>
</file>

<file path=Object 11/content.xml><?xml version="1.0" encoding="utf-8"?>
<math xmlns="http://www.w3.org/1998/Math/MathML" display="block">
  <semantics>
    <mfrac>
      <mtable>
        <mtr>
          <mtd>
            <mn>.7</mn>
          </mtd>
        </mtr>
        <mtr>
          <mtd>
            <mrow>
              <mi>x</mi>
              <mn>2</mn>
            </mrow>
          </mtd>
        </mtr>
      </mtable>
      <mn>1.4</mn>
    </mfrac>
    <annotation encoding="StarMath 5.0">{ binom{.7}{x2} } over {1.4}  </annotation>
  </semantics>
</math>
</file>

<file path=Object 12/content.xml><?xml version="1.0" encoding="utf-8"?>
<math xmlns="http://www.w3.org/1998/Math/MathML" display="block">
  <semantics>
    <mfrac>
      <mtable>
        <mtr>
          <mtd>
            <mn>.4</mn>
          </mtd>
        </mtr>
        <mtr>
          <mtd>
            <mrow>
              <mi>x</mi>
              <mn>2</mn>
            </mrow>
          </mtd>
        </mtr>
      </mtable>
      <mn>0.8</mn>
    </mfrac>
    <annotation encoding="StarMath 5.0">{ binom{.4}{x2} } over {0.8}  </annotation>
  </semantics>
</math>
</file>

<file path=Object 13/content.xml><?xml version="1.0" encoding="utf-8"?>
<math xmlns="http://www.w3.org/1998/Math/MathML" display="block">
  <semantics>
    <mfrac>
      <mtable>
        <mtr>
          <mtd>
            <mn>.8</mn>
          </mtd>
        </mtr>
        <mtr>
          <mtd>
            <mrow>
              <mi>x</mi>
              <mn>2</mn>
            </mrow>
          </mtd>
        </mtr>
      </mtable>
      <mn>1.6</mn>
    </mfrac>
    <annotation encoding="StarMath 5.0">{ binom{.8}{x2} } over {1.6}  </annotation>
  </semantics>
</math>
</file>

<file path=Object 14/content.xml><?xml version="1.0" encoding="utf-8"?>
<math xmlns="http://www.w3.org/1998/Math/MathML" display="block">
  <semantics>
    <mfrac>
      <mtable>
        <mtr>
          <mtd>
            <mn>.6</mn>
          </mtd>
        </mtr>
        <mtr>
          <mtd>
            <mrow>
              <mi>x</mi>
              <mn>2</mn>
            </mrow>
          </mtd>
        </mtr>
      </mtable>
      <mn>1.2</mn>
    </mfrac>
    <annotation encoding="StarMath 5.0">{ binom{.6}{x2} } over {1.2}  </annotation>
  </semantics>
</math>
</file>

<file path=Object 15/content.xml><?xml version="1.0" encoding="utf-8"?>
<math xmlns="http://www.w3.org/1998/Math/MathML" display="block">
  <semantics>
    <mfrac>
      <mtable>
        <mtr>
          <mtd>
            <mn>.2</mn>
          </mtd>
        </mtr>
        <mtr>
          <mtd>
            <mrow>
              <mi>x</mi>
              <mn>2</mn>
            </mrow>
          </mtd>
        </mtr>
      </mtable>
      <mn>0.4</mn>
    </mfrac>
    <annotation encoding="StarMath 5.0">{ binom{.2}{x2} } over {0.4}  </annotation>
  </semantics>
</math>
</file>

<file path=Object 16/content.xml><?xml version="1.0" encoding="utf-8"?>
<math xmlns="http://www.w3.org/1998/Math/MathML" display="block">
  <semantics>
    <mfrac>
      <mtable>
        <mtr>
          <mtd>
            <mn>.7</mn>
          </mtd>
        </mtr>
        <mtr>
          <mtd>
            <mrow>
              <mi>x</mi>
              <mn>2</mn>
            </mrow>
          </mtd>
        </mtr>
      </mtable>
      <mn>1.4</mn>
    </mfrac>
    <annotation encoding="StarMath 5.0">{ binom{.7}{x2} } over {1.4}  </annotation>
  </semantics>
</math>
</file>

<file path=Object 17/content.xml><?xml version="1.0" encoding="utf-8"?>
<math xmlns="http://www.w3.org/1998/Math/MathML" display="block">
  <semantics>
    <mrow>
      <mo fence="true" stretchy="true">[</mo>
      <mrow>
        <mrow>
          <mrow>
            <mn>1</mn>
            <mo stretchy="false">+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n>1</mn>
            </msup>
            <mo stretchy="false">+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n>5</mn>
            </msup>
            <mo stretchy="false">+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n>9</mn>
            </msup>
            <mo stretchy="false">+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n>13</mn>
            </msup>
            <mo stretchy="false">+</mo>
            <mn>...</mn>
          </mrow>
          <mi mathvariant="italic">etc</mi>
          <mrow>
            <mn>...</mn>
            <mo stretchy="false">+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n>49</mn>
            </msup>
          </mrow>
        </mrow>
      </mrow>
      <mo fence="true" stretchy="true">]</mo>
    </mrow>
    <annotation encoding="StarMath 5.0">left[1 + left(1 over 2 right)^1 + left(1 over 2 right)^5 + left(1 over 2 right)^9 + left(1 over 2 right)^13 + ... etc ...+ left(1 over 2 right)^49 right]</annotation>
  </semantics>
</math>
</file>

<file path=Object 18/content.xml><?xml version="1.0" encoding="utf-8"?>
<math xmlns="http://www.w3.org/1998/Math/MathML" display="block">
  <semantics>
    <mrow>
      <mo fence="true" stretchy="true">(</mo>
      <mrow>
        <mrow>
          <mrow>
            <mn>1</mn>
            <mo stretchy="false">+</mo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row>
          <mrow>
            <mo fence="true" stretchy="true">[</mo>
            <mrow>
              <mrow>
                <mrow>
                  <msup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n>0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n>4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n>8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n>12</mn>
                  </msup>
                  <mo stretchy="false">+</mo>
                  <mn>...</mn>
                </mrow>
                <mi mathvariant="italic">etc</mi>
                <mrow>
                  <mn>...</mn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n>48</mn>
                  </msup>
                </mrow>
              </mrow>
            </mrow>
            <mo fence="true" stretchy="true">]</mo>
          </mrow>
        </mrow>
      </mrow>
      <mo fence="true" stretchy="true">)</mo>
    </mrow>
    <annotation encoding="StarMath 5.0">left(1 + left( 1 over 2 right) left[ left(1 over 2 right)^0 + left(1 over 2 right)^4 + left(1 over 2 right)^8 + left(1 over 2 right)^12 + ... etc ...+ left(1 over 2 right)^48  right] right)</annotation>
  </semantics>
</math>
</file>

<file path=Object 19/content.xml><?xml version="1.0" encoding="utf-8"?>
<math xmlns="http://www.w3.org/1998/Math/MathML" display="block">
  <semantics>
    <mrow>
      <mo fence="true" stretchy="true">(</mo>
      <mrow>
        <mrow>
          <mrow>
            <mn>1</mn>
            <mo stretchy="false">+</mo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row>
          <mrow>
            <mo fence="true" stretchy="true">[</mo>
            <mrow>
              <mrow>
                <mrow>
                  <msup>
                    <mrow>
                      <mo fence="true" stretchy="true">(</mo>
                      <mrow>
                        <mfrac>
                          <mn>1</mn>
                          <mn>16</mn>
                        </mfrac>
                      </mrow>
                      <mo fence="true" stretchy="true">)</mo>
                    </mrow>
                    <mn>0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16</mn>
                        </mfrac>
                      </mrow>
                      <mo fence="true" stretchy="true">)</mo>
                    </mrow>
                    <mn>1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16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16</mn>
                        </mfrac>
                      </mrow>
                      <mo fence="true" stretchy="true">)</mo>
                    </mrow>
                    <mn>3</mn>
                  </msup>
                  <mo stretchy="false">+</mo>
                  <mn>...</mn>
                </mrow>
                <mi mathvariant="italic">etc</mi>
                <mrow>
                  <mn>...</mn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n>16</mn>
                        </mfrac>
                      </mrow>
                      <mo fence="true" stretchy="true">)</mo>
                    </mrow>
                    <mn>12</mn>
                  </msup>
                </mrow>
              </mrow>
            </mrow>
            <mo fence="true" stretchy="true">]</mo>
          </mrow>
        </mrow>
      </mrow>
      <mo fence="true" stretchy="true">)</mo>
    </mrow>
    <annotation encoding="StarMath 5.0">left(1 + left( 1 over 2 right) left[ left(1 over 16 right)^0 + left(1 over 16 right)^1 + left(1 over 16 right)^2 + left(1 over 16 right)^3 + ... etc ...+ left(1 over 16 right)^12  right] right)</annotation>
  </semantics>
</math>
</file>

<file path=Object 2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20/content.xml><?xml version="1.0" encoding="utf-8"?>
<math xmlns="http://www.w3.org/1998/Math/MathML" display="block">
  <semantics>
    <mrow>
      <mo fence="true" stretchy="true">(</mo>
      <mrow>
        <mrow>
          <mrow>
            <mn>1</mn>
            <mo stretchy="false">+</mo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row>
          <mrow>
            <mo fence="true" stretchy="true">[</mo>
            <mrow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n>12</mn>
                </munderover>
                <msup>
                  <mrow>
                    <mo fence="true" stretchy="true">(</mo>
                    <mrow>
                      <mfrac>
                        <mn>1</mn>
                        <mn>16</mn>
                      </mfrac>
                    </mrow>
                    <mo fence="true" stretchy="true">)</mo>
                  </mrow>
                  <mi>k</mi>
                </msup>
              </mrow>
            </mrow>
            <mo fence="true" stretchy="true">]</mo>
          </mrow>
        </mrow>
      </mrow>
      <mo fence="true" stretchy="true">)</mo>
    </mrow>
    <annotation encoding="StarMath 5.0">left(1 + left( 1 over 2 right) left[sum from{k=0} to {12} {left( 1 over {16}          right)^k} right] right)</annotation>
  </semantics>
</math>
</file>

<file path=Object 21/content.xml><?xml version="1.0" encoding="utf-8"?>
<math xmlns="http://www.w3.org/1998/Math/MathML" display="block">
  <semantics>
    <mrow>
      <mo fence="true" stretchy="true">(</mo>
      <mrow>
        <mrow>
          <mrow>
            <mn>1</mn>
            <mo stretchy="false">+</mo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row>
          <mrow>
            <mo fence="true" stretchy="true">[</mo>
            <mrow>
              <mfrac>
                <mrow>
                  <mn>1</mn>
                  <mo stretchy="false">−</mo>
                  <msup>
                    <mrow>
                      <mo fence="true" stretchy="true">(</mo>
                      <mrow>
                        <mfrac>
                          <mn>1</mn>
                          <mn>16</mn>
                        </mfrac>
                      </mrow>
                      <mo fence="true" stretchy="true">)</mo>
                    </mrow>
                    <mn>13</mn>
                  </msup>
                </mrow>
                <mrow>
                  <mn>1</mn>
                  <mo stretchy="false">−</mo>
                  <mrow>
                    <mo fence="true" stretchy="true">(</mo>
                    <mrow>
                      <mfrac>
                        <mn>1</mn>
                        <mn>16</mn>
                      </mfrac>
                    </mrow>
                    <mo fence="true" stretchy="true">)</mo>
                  </mrow>
                </mrow>
              </mfrac>
            </mrow>
            <mo fence="true" stretchy="true">]</mo>
          </mrow>
        </mrow>
      </mrow>
      <mo fence="true" stretchy="true">)</mo>
    </mrow>
    <annotation encoding="StarMath 5.0">left(1 + left( 1 over 2 right) left[ {1 - left(1 over {16} right)^13} over {1 - left(1 over {16} right)} right] right)</annotation>
  </semantics>
</math>
</file>

<file path=Object 22/content.xml><?xml version="1.0" encoding="utf-8"?>
<math xmlns="http://www.w3.org/1998/Math/MathML" display="block">
  <semantics>
    <mrow>
      <mo fence="true" stretchy="true">(</mo>
      <mrow>
        <mrow>
          <mrow>
            <mn>1</mn>
            <mo stretchy="false">+</mo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row>
          <mrow>
            <mo fence="true" stretchy="true">(</mo>
            <mrow>
              <mfrac>
                <mn>16</mn>
                <mn>15</mn>
              </mfrac>
            </mrow>
            <mo fence="true" stretchy="true">)</mo>
          </mrow>
          <mrow>
            <mo fence="true" stretchy="true">[</mo>
            <mrow>
              <mrow>
                <mn>1</mn>
                <mo stretchy="false">−</mo>
                <msup>
                  <mrow>
                    <mo fence="true" stretchy="true">(</mo>
                    <mrow>
                      <mfrac>
                        <mn>1</mn>
                        <mn>16</mn>
                      </mfrac>
                    </mrow>
                    <mo fence="true" stretchy="true">)</mo>
                  </mrow>
                  <mn>13</mn>
                </msup>
              </mrow>
            </mrow>
            <mo fence="true" stretchy="true">]</mo>
          </mrow>
        </mrow>
      </mrow>
      <mo fence="true" stretchy="true">)</mo>
    </mrow>
    <annotation encoding="StarMath 5.0">left(1 + left( 1 over 2 right) left(16 over 15 right) left[ {1 - left(1 over 16 right)^13}  right] right)</annotation>
  </semantics>
</math>
</file>

<file path=Object 23/content.xml><?xml version="1.0" encoding="utf-8"?>
<math xmlns="http://www.w3.org/1998/Math/MathML" display="block">
  <semantics>
    <mrow>
      <mo fence="true" stretchy="true">(</mo>
      <mrow>
        <mrow>
          <mrow>
            <mn>1</mn>
            <mo stretchy="false">+</mo>
            <mrow>
              <mo fence="true" stretchy="true">(</mo>
              <mrow>
                <mfrac>
                  <mn>8</mn>
                  <mn>15</mn>
                </mfrac>
              </mrow>
              <mo fence="true" stretchy="true">)</mo>
            </mrow>
          </mrow>
          <mrow>
            <mo fence="true" stretchy="true">[</mo>
            <mrow>
              <mrow>
                <mn>1</mn>
                <mo stretchy="false">−</mo>
                <msup>
                  <mrow>
                    <mo fence="true" stretchy="true">(</mo>
                    <mrow>
                      <mfrac>
                        <mn>1</mn>
                        <msup>
                          <mn>2</mn>
                          <mn>4</mn>
                        </msup>
                      </mfrac>
                    </mrow>
                    <mo fence="true" stretchy="true">)</mo>
                  </mrow>
                  <mn>13</mn>
                </msup>
              </mrow>
            </mrow>
            <mo fence="true" stretchy="true">]</mo>
          </mrow>
        </mrow>
      </mrow>
      <mo fence="true" stretchy="true">)</mo>
    </mrow>
    <annotation encoding="StarMath 5.0">left(1 + left(8 over 15 right) left[ {1 - left(1 over 2^4 right)^13} right] right)</annotation>
  </semantics>
</math>
</file>

<file path=Object 24/content.xml><?xml version="1.0" encoding="utf-8"?>
<math xmlns="http://www.w3.org/1998/Math/MathML" display="block">
  <semantics>
    <mrow>
      <mo fence="true" stretchy="true">(</mo>
      <mrow>
        <mrow>
          <mrow>
            <mn>1</mn>
            <mo stretchy="false">+</mo>
            <mrow>
              <mo fence="true" stretchy="true">(</mo>
              <mrow>
                <mfrac>
                  <mn>8</mn>
                  <mn>15</mn>
                </mfrac>
              </mrow>
              <mo fence="true" stretchy="true">)</mo>
            </mrow>
          </mrow>
          <mrow>
            <mo fence="true" stretchy="true">[</mo>
            <mrow>
              <mrow>
                <mn>1</mn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52</mn>
                </msup>
              </mrow>
            </mrow>
            <mo fence="true" stretchy="true">]</mo>
          </mrow>
        </mrow>
      </mrow>
      <mo fence="true" stretchy="true">)</mo>
    </mrow>
    <annotation encoding="StarMath 5.0">left(1 + left(8 over 15 right) left[ {1 - left(1 over 2 right)^52} right] right)</annotation>
  </semantics>
</math>
</file>

<file path=Object 3/content.xml><?xml version="1.0" encoding="utf-8"?>
<math xmlns="http://www.w3.org/1998/Math/MathML" display="block">
  <semantics>
    <mrow>
      <mfrac>
        <mn>4</mn>
        <mn>9</mn>
      </mfrac>
      <mi>x</mi>
      <mrow>
        <mn>2</mn>
        <mo stretchy="false">=</mo>
        <mrow>
          <mn>0</mn>
          <mo stretchy="false">+</mo>
          <mfrac>
            <mn>8</mn>
            <mn>9</mn>
          </mfrac>
        </mrow>
      </mrow>
    </mrow>
    <annotation encoding="StarMath 5.0">4 over 9 x 2 = 0 + 8 over 9</annotation>
  </semantics>
</math>
</file>

<file path=Object 4/content.xml><?xml version="1.0" encoding="utf-8"?>
<math xmlns="http://www.w3.org/1998/Math/MathML" display="block">
  <semantics>
    <mrow>
      <mfrac>
        <mn>8</mn>
        <mn>9</mn>
      </mfrac>
      <mi>x</mi>
      <mrow>
        <mn>2</mn>
        <mo stretchy="false">=</mo>
        <mrow>
          <mn>1</mn>
          <mo stretchy="false">+</mo>
          <mfrac>
            <mn>7</mn>
            <mn>9</mn>
          </mfrac>
        </mrow>
      </mrow>
    </mrow>
    <annotation encoding="StarMath 5.0">8 over 9 x 2 = 1 + 7 over 9</annotation>
  </semantics>
</math>
</file>

<file path=Object 5/content.xml><?xml version="1.0" encoding="utf-8"?>
<math xmlns="http://www.w3.org/1998/Math/MathML" display="block">
  <semantics>
    <mrow>
      <mfrac>
        <mn>7</mn>
        <mn>9</mn>
      </mfrac>
      <mi>x</mi>
      <mrow>
        <mn>2</mn>
        <mo stretchy="false">=</mo>
        <mrow>
          <mn>1</mn>
          <mo stretchy="false">+</mo>
          <mfrac>
            <mn>5</mn>
            <mn>9</mn>
          </mfrac>
        </mrow>
      </mrow>
    </mrow>
    <annotation encoding="StarMath 5.0">7 over 9 x 2 = 1 + 5 over 9</annotation>
  </semantics>
</math>
</file>

<file path=Object 6/content.xml><?xml version="1.0" encoding="utf-8"?>
<math xmlns="http://www.w3.org/1998/Math/MathML" display="block">
  <semantics>
    <mrow>
      <mfrac>
        <mn>5</mn>
        <mn>9</mn>
      </mfrac>
      <mi>x</mi>
      <mrow>
        <mn>2</mn>
        <mo stretchy="false">=</mo>
        <mrow>
          <mn>1</mn>
          <mo stretchy="false">+</mo>
          <mfrac>
            <mn>1</mn>
            <mn>9</mn>
          </mfrac>
        </mrow>
      </mrow>
    </mrow>
    <annotation encoding="StarMath 5.0">5 over 9 x 2 = 1 + 1 over 9</annotation>
  </semantics>
</math>
</file>

<file path=Object 7/content.xml><?xml version="1.0" encoding="utf-8"?>
<math xmlns="http://www.w3.org/1998/Math/MathML" display="block">
  <semantics>
    <mrow>
      <mfrac>
        <mn>1</mn>
        <mn>9</mn>
      </mfrac>
      <mi>x</mi>
      <mrow>
        <mn>2</mn>
        <mo stretchy="false">=</mo>
        <mrow>
          <mn>0</mn>
          <mo stretchy="false">+</mo>
          <mfrac>
            <mn>2</mn>
            <mn>9</mn>
          </mfrac>
        </mrow>
      </mrow>
    </mrow>
    <annotation encoding="StarMath 5.0">1 over 9 x 2 = 0 + 2 over 9</annotation>
  </semantics>
</math>
</file>

<file path=Object 8/content.xml><?xml version="1.0" encoding="utf-8"?>
<math xmlns="http://www.w3.org/1998/Math/MathML" display="block">
  <semantics>
    <mrow>
      <mfrac>
        <mn>2</mn>
        <mn>9</mn>
      </mfrac>
      <mi>x</mi>
      <mrow>
        <mn>2</mn>
        <mo stretchy="false">=</mo>
        <mrow>
          <mn>0</mn>
          <mo stretchy="false">+</mo>
          <mfrac>
            <mn>4</mn>
            <mn>9</mn>
          </mfrac>
        </mrow>
      </mrow>
    </mrow>
    <annotation encoding="StarMath 5.0">2 over 9 x 2 = 0 + 4 over 9</annotation>
  </semantics>
</math>
</file>

<file path=Object 9/content.xml><?xml version="1.0" encoding="utf-8"?>
<math xmlns="http://www.w3.org/1998/Math/MathML" display="block">
  <semantics>
    <mrow>
      <mfrac>
        <mn>4</mn>
        <mn>9</mn>
      </mfrac>
      <mi>x</mi>
      <mrow>
        <mn>2</mn>
        <mo stretchy="false">=</mo>
        <mrow>
          <mn>0</mn>
          <mo stretchy="false">+</mo>
          <mfrac>
            <mn>8</mn>
            <mn>9</mn>
          </mfrac>
        </mrow>
      </mrow>
    </mrow>
    <annotation encoding="StarMath 5.0">4 over 9 x 2 = 0 + 8 over 9</annotation>
  </semantics>
</math>
</file>